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text-properties officeooo:paragraph-rsid="022bd978"/>
    </style:style>
    <style:style style:name="P30" style:family="paragraph" style:parent-style-name="Thesis_5f_body">
      <style:text-properties officeooo:paragraph-rsid="022f01b8"/>
    </style:style>
    <style:style style:name="P31" style:family="paragraph" style:parent-style-name="Thesis_5f_body">
      <style:paragraph-properties fo:text-align="justify" style:justify-single-word="false"/>
      <style:text-properties officeooo:rsid="02032a7d" officeooo:paragraph-rsid="02316f69"/>
    </style:style>
    <style:style style:name="P32" style:family="paragraph" style:parent-style-name="Thesis_5f_body">
      <style:paragraph-properties fo:text-align="justify" style:justify-single-word="false"/>
      <style:text-properties officeooo:rsid="0204e267" officeooo:paragraph-rsid="0237717f"/>
    </style:style>
    <style:style style:name="P33" style:family="paragraph" style:parent-style-name="Thesis_5f_body">
      <style:paragraph-properties fo:text-align="justify" style:justify-single-word="false"/>
      <style:text-properties officeooo:paragraph-rsid="023cb3eb"/>
    </style:style>
    <style:style style:name="P34" style:family="paragraph" style:parent-style-name="Thesis_5f_body">
      <style:paragraph-properties fo:text-align="justify" style:justify-single-word="false"/>
      <style:text-properties officeooo:paragraph-rsid="02407147"/>
    </style:style>
    <style:style style:name="P35" style:family="paragraph" style:parent-style-name="Thesis_5f_body">
      <style:text-properties officeooo:paragraph-rsid="0243bddf"/>
    </style:style>
    <style:style style:name="P36" style:family="paragraph" style:parent-style-name="Thesis_5f_body">
      <style:text-properties officeooo:rsid="02452410" officeooo:paragraph-rsid="02467ba1"/>
    </style:style>
    <style:style style:name="P37" style:family="paragraph" style:parent-style-name="Thesis_5f_body">
      <style:text-properties officeooo:rsid="011e2908" officeooo:paragraph-rsid="021c3539"/>
    </style:style>
    <style:style style:name="P38" style:family="paragraph" style:parent-style-name="Thesis_5f_body">
      <style:text-properties fo:language="ru" fo:country="RU" officeooo:rsid="01f95797" officeooo:paragraph-rsid="0243bddf" fo:background-color="transparent"/>
    </style:style>
    <style:style style:name="P39" style:family="paragraph" style:parent-style-name="Thesis_5f_body">
      <style:text-properties fo:language="ru" fo:country="RU" officeooo:rsid="017b4e5e" officeooo:paragraph-rsid="02c29d7c"/>
    </style:style>
    <style:style style:name="P40"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1" style:family="paragraph" style:parent-style-name="Thesis_5f_body">
      <style:text-properties fo:language="ru" fo:country="RU" officeooo:paragraph-rsid="02fc9825"/>
    </style:style>
    <style:style style:name="P42"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3" style:family="paragraph" style:parent-style-name="Thesis_5f_body">
      <style:text-properties officeooo:rsid="0256356d" officeooo:paragraph-rsid="0256356d"/>
    </style:style>
    <style:style style:name="P44" style:family="paragraph" style:parent-style-name="Thesis_5f_body">
      <style:text-properties officeooo:rsid="0223c1b4" officeooo:paragraph-rsid="0262477b"/>
    </style:style>
    <style:style style:name="P45" style:family="paragraph" style:parent-style-name="Thesis_5f_body">
      <style:text-properties officeooo:paragraph-rsid="02647b4a"/>
    </style:style>
    <style:style style:name="P46" style:family="paragraph" style:parent-style-name="Thesis_5f_body">
      <style:text-properties officeooo:paragraph-rsid="02669ddf"/>
    </style:style>
    <style:style style:name="P47" style:family="paragraph" style:parent-style-name="Thesis_5f_body">
      <style:text-properties style:font-name="Times New Roman" fo:language="bg" fo:country="BG" officeooo:rsid="028ea244" officeooo:paragraph-rsid="028fdca1" fo:background-color="transparent"/>
    </style:style>
    <style:style style:name="P48" style:family="paragraph" style:parent-style-name="Thesis_5f_body">
      <style:text-properties style:font-name="Times New Roman" fo:language="bg" fo:country="BG" officeooo:rsid="02902cb0" officeooo:paragraph-rsid="02902cb0" fo:background-color="transparent"/>
    </style:style>
    <style:style style:name="P49" style:family="paragraph" style:parent-style-name="Thesis_5f_body">
      <style:text-properties officeooo:paragraph-rsid="0289f5d1"/>
    </style:style>
    <style:style style:name="P50" style:family="paragraph" style:parent-style-name="Thesis_5f_body">
      <style:text-properties officeooo:paragraph-rsid="02906675"/>
    </style:style>
    <style:style style:name="P51" style:family="paragraph" style:parent-style-name="Thesis_5f_body">
      <style:text-properties officeooo:paragraph-rsid="02a1258a"/>
    </style:style>
    <style:style style:name="P52" style:family="paragraph" style:parent-style-name="Thesis_5f_body">
      <style:text-properties officeooo:paragraph-rsid="02a7c037"/>
    </style:style>
    <style:style style:name="P53" style:family="paragraph" style:parent-style-name="Thesis_5f_body">
      <style:text-properties officeooo:paragraph-rsid="02a85b49"/>
    </style:style>
    <style:style style:name="P54" style:family="paragraph" style:parent-style-name="Thesis_5f_body">
      <style:text-properties officeooo:rsid="02bb9787" officeooo:paragraph-rsid="02bc6748"/>
    </style:style>
    <style:style style:name="P55" style:family="paragraph" style:parent-style-name="Thesis_5f_body">
      <style:text-properties officeooo:paragraph-rsid="02c12a72"/>
    </style:style>
    <style:style style:name="P56" style:family="paragraph" style:parent-style-name="Thesis_5f_body">
      <style:text-properties officeooo:paragraph-rsid="02c29d7c"/>
    </style:style>
    <style:style style:name="P57" style:family="paragraph" style:parent-style-name="Thesis_5f_body">
      <style:text-properties officeooo:paragraph-rsid="02d57940"/>
    </style:style>
    <style:style style:name="P58" style:family="paragraph" style:parent-style-name="Thesis_5f_body">
      <style:text-properties officeooo:paragraph-rsid="02da7e72"/>
    </style:style>
    <style:style style:name="P59" style:family="paragraph" style:parent-style-name="Thesis_5f_body">
      <style:text-properties officeooo:rsid="029c96c9" officeooo:paragraph-rsid="029c96c9"/>
    </style:style>
    <style:style style:name="P60" style:family="paragraph" style:parent-style-name="Thesis_5f_body">
      <style:text-properties officeooo:rsid="018178aa" officeooo:paragraph-rsid="02c8c43a"/>
    </style:style>
    <style:style style:name="P61" style:family="paragraph" style:parent-style-name="Thesis_5f_body">
      <style:text-properties officeooo:paragraph-rsid="02e54a67"/>
    </style:style>
    <style:style style:name="P62" style:family="paragraph" style:parent-style-name="Thesis_5f_body">
      <style:text-properties officeooo:paragraph-rsid="02f25e91"/>
    </style:style>
    <style:style style:name="P63" style:family="paragraph" style:parent-style-name="Thesis_5f_body">
      <style:text-properties officeooo:paragraph-rsid="02f29667"/>
    </style:style>
    <style:style style:name="P64" style:family="paragraph" style:parent-style-name="Thesis_5f_body">
      <style:text-properties officeooo:paragraph-rsid="02faf8e9"/>
    </style:style>
    <style:style style:name="P65" style:family="paragraph" style:parent-style-name="Thesis_5f_body">
      <style:text-properties officeooo:paragraph-rsid="02fc9825"/>
    </style:style>
    <style:style style:name="P66" style:family="paragraph" style:parent-style-name="Thesis_5f_body">
      <style:text-properties officeooo:rsid="02e54a67" officeooo:paragraph-rsid="02e91078"/>
    </style:style>
    <style:style style:name="P67" style:family="paragraph" style:parent-style-name="Thesis_5f_body">
      <style:text-properties officeooo:paragraph-rsid="01c386a6"/>
    </style:style>
    <style:style style:name="P68" style:family="paragraph" style:parent-style-name="Thesis_5f_body">
      <style:text-properties officeooo:rsid="030ae902" officeooo:paragraph-rsid="030ae902"/>
    </style:style>
    <style:style style:name="P69" style:family="paragraph" style:parent-style-name="Thesis_5f_body">
      <style:text-properties officeooo:rsid="030ae902" officeooo:paragraph-rsid="032ef850"/>
    </style:style>
    <style:style style:name="P70" style:family="paragraph" style:parent-style-name="Thesis_5f_body">
      <style:text-properties officeooo:paragraph-rsid="032ef850"/>
    </style:style>
    <style:style style:name="P71" style:family="paragraph" style:parent-style-name="Thesis_5f_body">
      <style:text-properties officeooo:paragraph-rsid="02b4546d"/>
    </style:style>
    <style:style style:name="P72" style:family="paragraph" style:parent-style-name="Thesis_5f_body">
      <style:text-properties officeooo:paragraph-rsid="0333b87e"/>
    </style:style>
    <style:style style:name="P73" style:family="paragraph" style:parent-style-name="Thesis_5f_body">
      <style:text-properties officeooo:rsid="033916ef" officeooo:paragraph-rsid="033916ef"/>
    </style:style>
    <style:style style:name="P74" style:family="paragraph" style:parent-style-name="Thesis_5f_body">
      <style:text-properties officeooo:rsid="030dda5f" officeooo:paragraph-rsid="032ef850"/>
    </style:style>
    <style:style style:name="P75" style:family="paragraph" style:parent-style-name="Thesis_5f_Heading1" style:list-style-name="L19" style:master-page-name="Thesis_5f_bodyPage">
      <style:paragraph-properties style:page-number="auto"/>
    </style:style>
    <style:style style:name="P76" style:family="paragraph" style:parent-style-name="Thesis_5f_body" style:list-style-name="L20"/>
    <style:style style:name="P77" style:family="paragraph" style:parent-style-name="Thesis_5f_body">
      <style:text-properties officeooo:paragraph-rsid="0346479f"/>
    </style:style>
    <style:style style:name="P78" style:family="paragraph" style:parent-style-name="Thesis_5f_body">
      <style:text-properties officeooo:paragraph-rsid="0354c8ca"/>
    </style:style>
    <style:style style:name="P79" style:family="paragraph" style:parent-style-name="Thesis_5f_Heading3" style:list-style-name="Thesis_5f_numbering">
      <style:text-properties officeooo:rsid="02226352" officeooo:paragraph-rsid="01da3902"/>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officeooo:rsid="0223c1b4" fo:background-color="#ffff00" loext:char-shading-value="0"/>
    </style:style>
    <style:style style:name="T8" style:family="text">
      <style:text-properties officeooo:rsid="02b82361" fo:background-color="#ffff00" loext:char-shading-value="0"/>
    </style:style>
    <style:style style:name="T9" style:family="text">
      <style:text-properties officeooo:rsid="030dda5f" fo:background-color="#ffff00" loext:char-shading-value="0"/>
    </style:style>
    <style:style style:name="T10" style:family="text">
      <style:text-properties officeooo:rsid="0322b49a" fo:background-color="#ffff00" loext:char-shading-value="0"/>
    </style:style>
    <style:style style:name="T11" style:family="text">
      <style:text-properties style:text-position="sub 58%" fo:language="en" fo:country="US"/>
    </style:style>
    <style:style style:name="T12" style:family="text">
      <style:text-properties style:text-position="sub 58%" fo:language="en" fo:country="US" style:font-size-asian="10.5pt"/>
    </style:style>
    <style:style style:name="T13" style:family="text">
      <style:text-properties style:text-position="sub 58%" fo:language="ru" fo:country="RU" officeooo:rsid="0114fb40"/>
    </style:style>
    <style:style style:name="T14" style:family="text">
      <style:text-properties style:text-position="sub 58%" officeooo:rsid="030c542f"/>
    </style:style>
    <style:style style:name="T15" style:family="text">
      <style:text-properties style:text-position="sub 58%" officeooo:rsid="03290a8b"/>
    </style:style>
    <style:style style:name="T16" style:family="text">
      <style:text-properties style:text-position="0% 100%" fo:language="ru" fo:country="RU" officeooo:rsid="0114fb40"/>
    </style:style>
    <style:style style:name="T17" style:family="text">
      <style:text-properties style:text-position="0% 100%" fo:language="en" fo:country="US"/>
    </style:style>
    <style:style style:name="T18" style:family="text">
      <style:text-properties style:text-position="0% 100%" fo:language="en" fo:country="US" officeooo:rsid="020572cc"/>
    </style:style>
    <style:style style:name="T19" style:family="text">
      <style:text-properties style:text-position="0% 100%" fo:language="en" fo:country="US" officeooo:rsid="0237717f"/>
    </style:style>
    <style:style style:name="T20" style:family="text">
      <style:text-properties style:text-position="0% 100%" fo:language="en" fo:country="US" officeooo:rsid="023e832c" fo:background-color="transparent" loext:char-shading-value="0"/>
    </style:style>
    <style:style style:name="T21" style:family="text">
      <style:text-properties style:text-position="0% 100%" fo:language="en" fo:country="US" officeooo:rsid="0240b852" fo:background-color="transparent" loext:char-shading-value="0"/>
    </style:style>
    <style:style style:name="T22" style:family="text">
      <style:text-properties style:text-position="0% 100%" fo:language="en" fo:country="US" officeooo:rsid="0240b852"/>
    </style:style>
    <style:style style:name="T23" style:family="text">
      <style:text-properties style:text-position="0% 100%" fo:language="bg" fo:country="BG"/>
    </style:style>
    <style:style style:name="T24" style:family="text">
      <style:text-properties style:text-position="0% 100%" fo:language="bg" fo:country="BG" officeooo:rsid="0204e267"/>
    </style:style>
    <style:style style:name="T25" style:family="text">
      <style:text-properties style:text-position="0% 100%" fo:language="bg" fo:country="BG" officeooo:rsid="020572cc"/>
    </style:style>
    <style:style style:name="T26" style:family="text">
      <style:text-properties style:text-position="0% 100%" fo:language="bg" fo:country="BG" officeooo:rsid="02316f69"/>
    </style:style>
    <style:style style:name="T27" style:family="text">
      <style:text-properties style:text-position="0% 100%" fo:language="bg" fo:country="BG" officeooo:rsid="0237717f"/>
    </style:style>
    <style:style style:name="T28" style:family="text">
      <style:text-properties style:text-position="0% 100%" fo:language="bg" fo:country="BG" officeooo:rsid="023cb3eb"/>
    </style:style>
    <style:style style:name="T29" style:family="text">
      <style:text-properties style:text-position="0% 100%" fo:language="bg" fo:country="BG" officeooo:rsid="020252a4" fo:background-color="transparent" loext:char-shading-value="0"/>
    </style:style>
    <style:style style:name="T30" style:family="text">
      <style:text-properties style:text-position="0% 100%" fo:language="bg" fo:country="BG" officeooo:rsid="023e832c" fo:background-color="transparent" loext:char-shading-value="0"/>
    </style:style>
    <style:style style:name="T31" style:family="text">
      <style:text-properties style:text-position="0% 100%" fo:language="bg" fo:country="BG" officeooo:rsid="024292dc"/>
    </style:style>
    <style:style style:name="T32" style:family="text">
      <style:text-properties style:text-position="0% 100%" style:font-name="Times New Roman" fo:language="en" fo:country="US" officeooo:rsid="02647b4a" fo:background-color="transparent" loext:char-shading-value="0"/>
    </style:style>
    <style:style style:name="T33" style:family="text">
      <style:text-properties style:text-position="0% 100%" style:font-name="Times New Roman" fo:language="en" fo:country="US" officeooo:rsid="024d3423" fo:background-color="transparent" loext:char-shading-value="0"/>
    </style:style>
    <style:style style:name="T34" style:family="text">
      <style:text-properties style:text-position="0% 100%" style:font-name="Times New Roman" fo:language="bg" fo:country="BG" officeooo:rsid="0269e92a" fo:background-color="transparent" loext:char-shading-value="0"/>
    </style:style>
    <style:style style:name="T35" style:family="text">
      <style:text-properties style:text-position="0% 100%" style:font-name="Times New Roman" fo:language="bg" fo:country="BG" officeooo:rsid="026b2712" fo:background-color="transparent" loext:char-shading-value="0"/>
    </style:style>
    <style:style style:name="T36" style:family="text">
      <style:text-properties style:text-position="0% 100%" style:font-name="Times New Roman" fo:language="bg" fo:country="BG" officeooo:rsid="026dfc35" fo:background-color="transparent" loext:char-shading-value="0"/>
    </style:style>
    <style:style style:name="T37" style:family="text">
      <style:text-properties style:text-position="0% 100%" style:font-name="Times New Roman4" fo:language="bg" fo:country="BG" officeooo:rsid="024d3423" fo:background-color="transparent" loext:char-shading-value="0"/>
    </style:style>
    <style:style style:name="T38" style:family="text">
      <style:text-properties officeooo:rsid="01458ba0" fo:background-color="transparent" loext:char-shading-value="0"/>
    </style:style>
    <style:style style:name="T39" style:family="text">
      <style:text-properties officeooo:rsid="011e2908" fo:background-color="transparent" loext:char-shading-value="0"/>
    </style:style>
    <style:style style:name="T40" style:family="text">
      <style:text-properties officeooo:rsid="014ae22a" fo:background-color="transparent" loext:char-shading-value="0"/>
    </style:style>
    <style:style style:name="T41" style:family="text">
      <style:text-properties officeooo:rsid="014c301c" fo:background-color="transparent" loext:char-shading-value="0"/>
    </style:style>
    <style:style style:name="T42" style:family="text">
      <style:text-properties fo:color="#000000" officeooo:rsid="016197a2"/>
    </style:style>
    <style:style style:name="T43" style:family="text">
      <style:text-properties fo:language="ru" fo:country="RU"/>
    </style:style>
    <style:style style:name="T44" style:family="text">
      <style:text-properties fo:language="ru" fo:country="RU" officeooo:rsid="0114fb40"/>
    </style:style>
    <style:style style:name="T45" style:family="text">
      <style:text-properties fo:language="ru" fo:country="RU" officeooo:rsid="011846d8"/>
    </style:style>
    <style:style style:name="T46" style:family="text">
      <style:text-properties fo:language="ru" fo:country="RU" officeooo:rsid="012e22f9"/>
    </style:style>
    <style:style style:name="T47" style:family="text">
      <style:text-properties fo:language="ru" fo:country="RU" officeooo:rsid="012f5c58"/>
    </style:style>
    <style:style style:name="T48" style:family="text">
      <style:text-properties fo:language="ru" fo:country="RU" officeooo:rsid="0132ef5d"/>
    </style:style>
    <style:style style:name="T49" style:family="text">
      <style:text-properties fo:language="ru" fo:country="RU" fo:background-color="transparent" loext:char-shading-value="0"/>
    </style:style>
    <style:style style:name="T50" style:family="text">
      <style:text-properties fo:language="ru" fo:country="RU" officeooo:rsid="01f95797" fo:background-color="transparent" loext:char-shading-value="0"/>
    </style:style>
    <style:style style:name="T51" style:family="text">
      <style:text-properties fo:language="ru" fo:country="RU" officeooo:rsid="0116663d" fo:background-color="transparent" loext:char-shading-value="0"/>
    </style:style>
    <style:style style:name="T52" style:family="text">
      <style:text-properties fo:language="ru" fo:country="RU" officeooo:rsid="02a1258a" fo:background-color="transparent" loext:char-shading-value="0"/>
    </style:style>
    <style:style style:name="T53" style:family="text">
      <style:text-properties fo:language="ru" fo:country="RU" officeooo:rsid="02a43f44" fo:background-color="transparent" loext:char-shading-value="0"/>
    </style:style>
    <style:style style:name="T54" style:family="text">
      <style:text-properties fo:language="ru" fo:country="RU" officeooo:rsid="03018a0e" fo:background-color="transparent" loext:char-shading-value="0"/>
    </style:style>
    <style:style style:name="T55" style:family="text">
      <style:text-properties fo:language="ru" fo:country="RU" officeooo:rsid="0302601a" fo:background-color="transparent" loext:char-shading-value="0"/>
    </style:style>
    <style:style style:name="T56" style:family="text">
      <style:text-properties fo:language="ru" fo:country="RU" officeooo:rsid="0309534b" fo:background-color="transparent" loext:char-shading-value="0"/>
    </style:style>
    <style:style style:name="T57" style:family="text">
      <style:text-properties fo:language="ru" fo:country="RU" officeooo:rsid="03040e44" fo:background-color="transparent" loext:char-shading-value="0"/>
    </style:style>
    <style:style style:name="T58" style:family="text">
      <style:text-properties fo:language="ru" fo:country="RU" officeooo:rsid="0309e951" fo:background-color="transparent" loext:char-shading-value="0"/>
    </style:style>
    <style:style style:name="T59" style:family="text">
      <style:text-properties fo:language="ru" fo:country="RU" officeooo:rsid="0328cc18" fo:background-color="transparent" loext:char-shading-value="0"/>
    </style:style>
    <style:style style:name="T60" style:family="text">
      <style:text-properties fo:language="ru" fo:country="RU" officeooo:rsid="032ae6b5" fo:background-color="transparent" loext:char-shading-value="0"/>
    </style:style>
    <style:style style:name="T61" style:family="text">
      <style:text-properties fo:language="ru" fo:country="RU" officeooo:rsid="0333b87e" fo:background-color="transparent" loext:char-shading-value="0"/>
    </style:style>
    <style:style style:name="T62" style:family="text">
      <style:text-properties fo:language="ru" fo:country="RU" officeooo:rsid="033468b1" fo:background-color="transparent" loext:char-shading-value="0"/>
    </style:style>
    <style:style style:name="T63" style:family="text">
      <style:text-properties fo:language="ru" fo:country="RU" officeooo:rsid="03359499" fo:background-color="transparent" loext:char-shading-value="0"/>
    </style:style>
    <style:style style:name="T64" style:family="text">
      <style:text-properties fo:language="ru" fo:country="RU" officeooo:rsid="03376d89" fo:background-color="transparent" loext:char-shading-value="0"/>
    </style:style>
    <style:style style:name="T65" style:family="text">
      <style:text-properties fo:language="ru" fo:country="RU" officeooo:rsid="033aefb6" fo:background-color="transparent" loext:char-shading-value="0"/>
    </style:style>
    <style:style style:name="T66" style:family="text">
      <style:text-properties fo:language="ru" fo:country="RU" officeooo:rsid="030745f4" fo:background-color="transparent" loext:char-shading-value="0"/>
    </style:style>
    <style:style style:name="T67" style:family="text">
      <style:text-properties fo:language="ru" fo:country="RU" officeooo:rsid="0135215b"/>
    </style:style>
    <style:style style:name="T68" style:family="text">
      <style:text-properties fo:language="ru" fo:country="RU" officeooo:rsid="0179ceb9"/>
    </style:style>
    <style:style style:name="T69" style:family="text">
      <style:text-properties fo:language="ru" fo:country="RU" officeooo:rsid="017b4e5e"/>
    </style:style>
    <style:style style:name="T70" style:family="text">
      <style:text-properties fo:language="ru" fo:country="RU" officeooo:rsid="019e9021"/>
    </style:style>
    <style:style style:name="T71" style:family="text">
      <style:text-properties fo:language="ru" fo:country="RU" officeooo:rsid="019fcfd6"/>
    </style:style>
    <style:style style:name="T72" style:family="text">
      <style:text-properties fo:language="ru" fo:country="RU" officeooo:rsid="01a014c2"/>
    </style:style>
    <style:style style:name="T73" style:family="text">
      <style:text-properties fo:language="ru" fo:country="RU" officeooo:rsid="01a51461"/>
    </style:style>
    <style:style style:name="T74" style:family="text">
      <style:text-properties fo:language="ru" fo:country="RU" officeooo:rsid="01b2cbb3"/>
    </style:style>
    <style:style style:name="T75"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6" style:family="text">
      <style:text-properties fo:language="ru" fo:country="RU" officeooo:rsid="01c386a6"/>
    </style:style>
    <style:style style:name="T77" style:family="text">
      <style:text-properties fo:language="ru" fo:country="RU" officeooo:rsid="01e574b9"/>
    </style:style>
    <style:style style:name="T78" style:family="text">
      <style:text-properties fo:language="ru" fo:country="RU" officeooo:rsid="01e77159"/>
    </style:style>
    <style:style style:name="T79" style:family="text">
      <style:text-properties fo:language="ru" fo:country="RU" officeooo:rsid="01e8fbf5"/>
    </style:style>
    <style:style style:name="T80" style:family="text">
      <style:text-properties fo:language="ru" fo:country="RU" officeooo:rsid="022bd978"/>
    </style:style>
    <style:style style:name="T81" style:family="text">
      <style:text-properties fo:language="ru" fo:country="RU" officeooo:rsid="029d8513"/>
    </style:style>
    <style:style style:name="T82" style:family="text">
      <style:text-properties fo:language="ru" fo:country="RU" officeooo:rsid="029f26c8"/>
    </style:style>
    <style:style style:name="T83" style:family="text">
      <style:text-properties fo:language="ru" fo:country="RU" officeooo:rsid="02a1258a"/>
    </style:style>
    <style:style style:name="T84" style:family="text">
      <style:text-properties fo:language="ru" fo:country="RU" officeooo:rsid="02a38236"/>
    </style:style>
    <style:style style:name="T85" style:family="text">
      <style:text-properties fo:language="ru" fo:country="RU" officeooo:rsid="02a43f44"/>
    </style:style>
    <style:style style:name="T86" style:family="text">
      <style:text-properties fo:language="ru" fo:country="RU" officeooo:rsid="02a5a0fa"/>
    </style:style>
    <style:style style:name="T87" style:family="text">
      <style:text-properties fo:language="ru" fo:country="RU" officeooo:rsid="02bfe583"/>
    </style:style>
    <style:style style:name="T88" style:family="text">
      <style:text-properties fo:language="ru" fo:country="RU" officeooo:rsid="02c12a72"/>
    </style:style>
    <style:style style:name="T89" style:family="text">
      <style:text-properties fo:language="ru" fo:country="RU" officeooo:rsid="02c30232"/>
    </style:style>
    <style:style style:name="T90" style:family="text">
      <style:text-properties fo:language="ru" fo:country="RU" officeooo:rsid="02d1e734"/>
    </style:style>
    <style:style style:name="T91" style:family="text">
      <style:text-properties fo:language="ru" fo:country="RU" officeooo:rsid="02d3b7f0"/>
    </style:style>
    <style:style style:name="T92" style:family="text">
      <style:text-properties fo:language="ru" fo:country="RU" officeooo:rsid="02d57940"/>
    </style:style>
    <style:style style:name="T93" style:family="text">
      <style:text-properties fo:language="ru" fo:country="RU" officeooo:rsid="02d5d240"/>
    </style:style>
    <style:style style:name="T94" style:family="text">
      <style:text-properties fo:language="ru" fo:country="RU" officeooo:rsid="02da7e72"/>
    </style:style>
    <style:style style:name="T95" style:family="text">
      <style:text-properties fo:language="ru" fo:country="RU" officeooo:rsid="02efaeb2"/>
    </style:style>
    <style:style style:name="T96" style:family="text">
      <style:text-properties fo:language="ru" fo:country="RU" officeooo:rsid="02f07443"/>
    </style:style>
    <style:style style:name="T97" style:family="text">
      <style:text-properties fo:language="ru" fo:country="RU" officeooo:rsid="02f25e91"/>
    </style:style>
    <style:style style:name="T98" style:family="text">
      <style:text-properties fo:language="ru" fo:country="RU" officeooo:rsid="02f29667"/>
    </style:style>
    <style:style style:name="T99" style:family="text">
      <style:text-properties fo:language="ru" fo:country="RU" officeooo:rsid="02f45237"/>
    </style:style>
    <style:style style:name="T100" style:family="text">
      <style:text-properties fo:language="ru" fo:country="RU" officeooo:rsid="02f63f3b"/>
    </style:style>
    <style:style style:name="T101" style:family="text">
      <style:text-properties fo:language="ru" fo:country="RU" officeooo:rsid="02f6bb36"/>
    </style:style>
    <style:style style:name="T102" style:family="text">
      <style:text-properties fo:language="ru" fo:country="RU" officeooo:rsid="02f89262"/>
    </style:style>
    <style:style style:name="T103" style:family="text">
      <style:text-properties fo:language="ru" fo:country="RU" officeooo:rsid="02f96f2d"/>
    </style:style>
    <style:style style:name="T104" style:family="text">
      <style:text-properties fo:language="ru" fo:country="RU" officeooo:rsid="02faf8e9"/>
    </style:style>
    <style:style style:name="T105" style:family="text">
      <style:text-properties fo:language="ru" fo:country="RU" officeooo:rsid="02fc9825"/>
    </style:style>
    <style:style style:name="T106" style:family="text">
      <style:text-properties fo:language="ru" fo:country="RU" officeooo:rsid="02fe6b87"/>
    </style:style>
    <style:style style:name="T107" style:family="text">
      <style:text-properties fo:language="ru" fo:country="RU" officeooo:rsid="02fffba0"/>
    </style:style>
    <style:style style:name="T108" style:family="text">
      <style:text-properties fo:language="ru" fo:country="RU" officeooo:rsid="03018a0e"/>
    </style:style>
    <style:style style:name="T109" style:family="text">
      <style:text-properties fo:language="ru" fo:country="RU" officeooo:rsid="034e5d9d" fo:background-color="#ffff00" loext:char-shading-value="0"/>
    </style:style>
    <style:style style:name="T110" style:family="text">
      <style:text-properties fo:language="ru" fo:country="RU" officeooo:rsid="0305a991"/>
    </style:style>
    <style:style style:name="T111" style:family="text">
      <style:text-properties fo:language="ru" fo:country="RU" officeooo:rsid="03071805"/>
    </style:style>
    <style:style style:name="T112" style:family="text">
      <style:text-properties fo:language="ru" fo:country="RU" fo:font-style="italic" fo:font-weight="bold" style:font-style-asian="italic" style:font-weight-asian="bold" style:font-style-complex="italic" style:font-weight-complex="bold"/>
    </style:style>
    <style:style style:name="T113" style:family="text">
      <style:text-properties fo:language="ru" fo:country="RU" fo:font-style="italic" fo:font-weight="bold" officeooo:rsid="030ca7ce" style:font-style-asian="italic" style:font-weight-asian="bold" style:font-style-complex="italic" style:font-weight-complex="bold"/>
    </style:style>
    <style:style style:name="T114" style:family="text">
      <style:text-properties fo:language="ru" fo:country="RU" officeooo:rsid="0328cc18"/>
    </style:style>
    <style:style style:name="T115" style:family="text">
      <style:text-properties fo:language="ru" fo:country="RU" officeooo:rsid="032c7896"/>
    </style:style>
    <style:style style:name="T116" style:family="text">
      <style:text-properties fo:language="ru" fo:country="RU" officeooo:rsid="032ef850"/>
    </style:style>
    <style:style style:name="T117" style:family="text">
      <style:text-properties fo:language="ru" fo:country="RU" officeooo:rsid="032f3b89"/>
    </style:style>
    <style:style style:name="T118" style:family="text">
      <style:text-properties fo:language="ru" fo:country="RU" officeooo:rsid="03310ff2"/>
    </style:style>
    <style:style style:name="T119" style:family="text">
      <style:text-properties fo:language="ru" fo:country="RU" officeooo:rsid="0332bc9b"/>
    </style:style>
    <style:style style:name="T120" style:family="text">
      <style:text-properties fo:language="ru" fo:country="RU" officeooo:rsid="0340481b"/>
    </style:style>
    <style:style style:name="T121" style:family="text">
      <style:text-properties fo:language="ru" fo:country="RU" officeooo:rsid="03418fe5"/>
    </style:style>
    <style:style style:name="T122" style:family="text">
      <style:text-properties fo:language="ru" fo:country="RU" officeooo:rsid="034383b3"/>
    </style:style>
    <style:style style:name="T123" style:family="text">
      <style:text-properties fo:language="ru" fo:country="RU" officeooo:rsid="034514af"/>
    </style:style>
    <style:style style:name="T124" style:family="text">
      <style:text-properties fo:language="ru" fo:country="RU" officeooo:rsid="034527f1"/>
    </style:style>
    <style:style style:name="T125" style:family="text">
      <style:text-properties fo:language="ru" fo:country="RU" officeooo:rsid="0346479f"/>
    </style:style>
    <style:style style:name="T126" style:family="text">
      <style:text-properties fo:language="ru" fo:country="RU" officeooo:rsid="03475a6a"/>
    </style:style>
    <style:style style:name="T127" style:family="text">
      <style:text-properties fo:language="ru" fo:country="RU" officeooo:rsid="034a6b9d"/>
    </style:style>
    <style:style style:name="T128" style:family="text">
      <style:text-properties fo:language="ru" fo:country="RU" officeooo:rsid="034c5ca6"/>
    </style:style>
    <style:style style:name="T129" style:family="text">
      <style:text-properties fo:language="ru" fo:country="RU" officeooo:rsid="034da883"/>
    </style:style>
    <style:style style:name="T130" style:family="text">
      <style:text-properties fo:language="ru" fo:country="RU" officeooo:rsid="034dec27"/>
    </style:style>
    <style:style style:name="T131" style:family="text">
      <style:text-properties fo:language="ru" fo:country="RU" officeooo:rsid="034e8eba"/>
    </style:style>
    <style:style style:name="T132" style:family="text">
      <style:text-properties fo:language="ru" fo:country="RU" officeooo:rsid="03511121"/>
    </style:style>
    <style:style style:name="T133" style:family="text">
      <style:text-properties fo:language="ru" fo:country="RU" officeooo:rsid="03526e24"/>
    </style:style>
    <style:style style:name="T134" style:family="text">
      <style:text-properties fo:language="ru" fo:country="RU" officeooo:rsid="035346ee"/>
    </style:style>
    <style:style style:name="T135" style:family="text">
      <style:text-properties fo:language="ru" fo:country="RU" officeooo:rsid="0354c8ca"/>
    </style:style>
    <style:style style:name="T136" style:family="text">
      <style:text-properties fo:language="ru" fo:country="RU" officeooo:rsid="03569bbd"/>
    </style:style>
    <style:style style:name="T137" style:family="text">
      <style:text-properties fo:language="en" fo:country="US"/>
    </style:style>
    <style:style style:name="T138" style:family="text">
      <style:text-properties fo:language="en" fo:country="US" fo:background-color="transparent" loext:char-shading-value="0"/>
    </style:style>
    <style:style style:name="T139" style:family="text">
      <style:text-properties fo:language="en" fo:country="US" officeooo:rsid="01f95797" fo:background-color="transparent" loext:char-shading-value="0"/>
    </style:style>
    <style:style style:name="T140" style:family="text">
      <style:text-properties fo:language="en" fo:country="US" officeooo:rsid="02003a92" fo:background-color="transparent" loext:char-shading-value="0"/>
    </style:style>
    <style:style style:name="T141" style:family="text">
      <style:text-properties fo:language="en" fo:country="US" officeooo:rsid="0232c982" fo:background-color="transparent" loext:char-shading-value="0"/>
    </style:style>
    <style:style style:name="T142" style:family="text">
      <style:text-properties fo:language="en" fo:country="US" officeooo:rsid="023cb3eb" fo:background-color="transparent" loext:char-shading-value="0"/>
    </style:style>
    <style:style style:name="T143" style:family="text">
      <style:text-properties fo:language="en" fo:country="US" officeooo:rsid="0243bddf" fo:background-color="transparent" loext:char-shading-value="0"/>
    </style:style>
    <style:style style:name="T144" style:family="text">
      <style:text-properties fo:language="en" fo:country="US" officeooo:rsid="02467ba1" fo:background-color="transparent" loext:char-shading-value="0"/>
    </style:style>
    <style:style style:name="T145" style:family="text">
      <style:text-properties fo:language="en" fo:country="US" officeooo:rsid="02824caa" fo:background-color="transparent" loext:char-shading-value="0"/>
    </style:style>
    <style:style style:name="T146" style:family="text">
      <style:text-properties fo:language="en" fo:country="US" officeooo:rsid="0282e0e0" fo:background-color="transparent" loext:char-shading-value="0"/>
    </style:style>
    <style:style style:name="T147" style:family="text">
      <style:text-properties fo:language="en" fo:country="US" officeooo:rsid="019bde14"/>
    </style:style>
    <style:style style:name="T148" style:family="text">
      <style:text-properties fo:language="en" fo:country="US" officeooo:rsid="01a15bc4"/>
    </style:style>
    <style:style style:name="T149" style:family="text">
      <style:text-properties fo:language="en" fo:country="US" fo:font-weight="bold" officeooo:rsid="02157838" style:font-weight-asian="bold" style:font-weight-complex="bold"/>
    </style:style>
    <style:style style:name="T150" style:family="text">
      <style:text-properties fo:language="en" fo:country="US" officeooo:rsid="0223c1b4" fo:background-color="#ffff00" loext:char-shading-value="0"/>
    </style:style>
    <style:style style:name="T151" style:family="text">
      <style:text-properties fo:language="en" fo:country="US" officeooo:rsid="02257e6c"/>
    </style:style>
    <style:style style:name="T152" style:family="text">
      <style:text-properties fo:language="en" fo:country="US" officeooo:rsid="022bd978"/>
    </style:style>
    <style:style style:name="T153" style:family="text">
      <style:text-properties fo:language="en" fo:country="US" officeooo:rsid="022f01b8"/>
    </style:style>
    <style:style style:name="T154" style:family="text">
      <style:text-properties fo:language="en" fo:country="US" officeooo:rsid="02433408"/>
    </style:style>
    <style:style style:name="T155" style:family="text">
      <style:text-properties officeooo:rsid="011e2908"/>
    </style:style>
    <style:style style:name="T156" style:family="text">
      <style:text-properties officeooo:rsid="0120cf33"/>
    </style:style>
    <style:style style:name="T157" style:family="text">
      <style:text-properties officeooo:rsid="0125745b"/>
    </style:style>
    <style:style style:name="T158" style:family="text">
      <style:text-properties officeooo:rsid="0127c0a0"/>
    </style:style>
    <style:style style:name="T159" style:family="text">
      <style:text-properties officeooo:rsid="013042a9"/>
    </style:style>
    <style:style style:name="T160" style:family="text">
      <style:text-properties officeooo:rsid="01314fd3"/>
    </style:style>
    <style:style style:name="T161" style:family="text">
      <style:text-properties officeooo:rsid="01327a68"/>
    </style:style>
    <style:style style:name="T162" style:family="text">
      <style:text-properties officeooo:rsid="0132ef5d"/>
    </style:style>
    <style:style style:name="T163" style:family="text">
      <style:text-properties officeooo:rsid="0135215b"/>
    </style:style>
    <style:style style:name="T164" style:family="text">
      <style:text-properties officeooo:rsid="0137026c"/>
    </style:style>
    <style:style style:name="T165" style:family="text">
      <style:text-properties officeooo:rsid="013a8537"/>
    </style:style>
    <style:style style:name="T166" style:family="text">
      <style:text-properties officeooo:rsid="01458ba0"/>
    </style:style>
    <style:style style:name="T167" style:family="text">
      <style:text-properties officeooo:rsid="0149110c"/>
    </style:style>
    <style:style style:name="T168" style:family="text">
      <style:text-properties officeooo:rsid="01513726"/>
    </style:style>
    <style:style style:name="T169" style:family="text">
      <style:text-properties officeooo:rsid="015deeee"/>
    </style:style>
    <style:style style:name="T170" style:family="text">
      <style:text-properties officeooo:rsid="015fd117"/>
    </style:style>
    <style:style style:name="T171" style:family="text">
      <style:text-properties officeooo:rsid="016197a2"/>
    </style:style>
    <style:style style:name="T172" style:family="text">
      <style:text-properties officeooo:rsid="016536b1"/>
    </style:style>
    <style:style style:name="T173" style:family="text">
      <style:text-properties officeooo:rsid="0167ee2d"/>
    </style:style>
    <style:style style:name="T174" style:family="text">
      <style:text-properties officeooo:rsid="01693abf"/>
    </style:style>
    <style:style style:name="T175" style:family="text">
      <style:text-properties officeooo:rsid="016bef15"/>
    </style:style>
    <style:style style:name="T176" style:family="text">
      <style:text-properties officeooo:rsid="016d48c7"/>
    </style:style>
    <style:style style:name="T177" style:family="text">
      <style:text-properties officeooo:rsid="0182f139"/>
    </style:style>
    <style:style style:name="T178" style:family="text">
      <style:text-properties officeooo:rsid="018b830b"/>
    </style:style>
    <style:style style:name="T179" style:family="text">
      <style:text-properties officeooo:rsid="018bcb40"/>
    </style:style>
    <style:style style:name="T180" style:family="text">
      <style:text-properties officeooo:rsid="018ee703"/>
    </style:style>
    <style:style style:name="T181" style:family="text">
      <style:text-properties officeooo:rsid="018fbbd2"/>
    </style:style>
    <style:style style:name="T182" style:family="text">
      <style:text-properties officeooo:rsid="01a340ae"/>
    </style:style>
    <style:style style:name="T183" style:family="text">
      <style:text-properties officeooo:rsid="01a70fa8"/>
    </style:style>
    <style:style style:name="T184" style:family="text">
      <style:text-properties officeooo:rsid="01a914ff"/>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fo:font-weight="bold" officeooo:rsid="01e32c06" style:font-style-asian="italic" style:font-weight-asian="bold" style:font-style-complex="italic" style:font-weight-complex="bold"/>
    </style:style>
    <style:style style:name="T187" style:family="text">
      <style:text-properties fo:font-style="italic" fo:font-weight="bold" officeooo:rsid="0118445e" style:font-style-asian="italic" style:font-weight-asian="bold" style:font-style-complex="italic" style:font-weight-complex="bold"/>
    </style:style>
    <style:style style:name="T188" style:family="text">
      <style:text-properties fo:font-style="italic" officeooo:rsid="030c542f" style:font-style-asian="italic" style:font-style-complex="italic"/>
    </style:style>
    <style:style style:name="T189" style:family="text">
      <style:text-properties fo:font-weight="bold" officeooo:rsid="018ee703" style:font-weight-asian="bold" style:font-weight-complex="bold"/>
    </style:style>
    <style:style style:name="T190" style:family="text">
      <style:text-properties officeooo:rsid="01c9d372"/>
    </style:style>
    <style:style style:name="T191" style:family="text">
      <style:text-properties officeooo:rsid="01cb876f"/>
    </style:style>
    <style:style style:name="T192" style:family="text">
      <style:text-properties officeooo:rsid="01cc512b"/>
    </style:style>
    <style:style style:name="T193" style:family="text">
      <style:text-properties officeooo:rsid="01cdd957"/>
    </style:style>
    <style:style style:name="T194" style:family="text">
      <style:text-properties officeooo:rsid="01d07b47"/>
    </style:style>
    <style:style style:name="T195" style:family="text">
      <style:text-properties officeooo:rsid="01d10d2a"/>
    </style:style>
    <style:style style:name="T196" style:family="text">
      <style:text-properties officeooo:rsid="01d1d041"/>
    </style:style>
    <style:style style:name="T197" style:family="text">
      <style:text-properties officeooo:rsid="01d1fbc3"/>
    </style:style>
    <style:style style:name="T198" style:family="text">
      <style:text-properties fo:language="bg" fo:country="BG"/>
    </style:style>
    <style:style style:name="T199" style:family="text">
      <style:text-properties fo:language="bg" fo:country="BG" fo:background-color="transparent" loext:char-shading-value="0"/>
    </style:style>
    <style:style style:name="T200" style:family="text">
      <style:text-properties fo:language="bg" fo:country="BG" officeooo:rsid="01f4c18c" fo:background-color="transparent" loext:char-shading-value="0"/>
    </style:style>
    <style:style style:name="T201" style:family="text">
      <style:text-properties fo:language="bg" fo:country="BG" officeooo:rsid="01f95797" fo:background-color="transparent" loext:char-shading-value="0"/>
    </style:style>
    <style:style style:name="T202" style:family="text">
      <style:text-properties fo:language="bg" fo:country="BG" officeooo:rsid="01fcab99" fo:background-color="transparent" loext:char-shading-value="0"/>
    </style:style>
    <style:style style:name="T203" style:family="text">
      <style:text-properties fo:language="bg" fo:country="BG" officeooo:rsid="01fe7b53" fo:background-color="transparent" loext:char-shading-value="0"/>
    </style:style>
    <style:style style:name="T204" style:family="text">
      <style:text-properties fo:language="bg" fo:country="BG" officeooo:rsid="020252a4" fo:background-color="transparent" loext:char-shading-value="0"/>
    </style:style>
    <style:style style:name="T205" style:family="text">
      <style:text-properties fo:language="bg" fo:country="BG" officeooo:rsid="020572cc" fo:background-color="transparent" loext:char-shading-value="0"/>
    </style:style>
    <style:style style:name="T206" style:family="text">
      <style:text-properties fo:language="bg" fo:country="BG" officeooo:rsid="02301eed" fo:background-color="transparent" loext:char-shading-value="0"/>
    </style:style>
    <style:style style:name="T207" style:family="text">
      <style:text-properties fo:language="bg" fo:country="BG" officeooo:rsid="02316f69" fo:background-color="transparent" loext:char-shading-value="0"/>
    </style:style>
    <style:style style:name="T208" style:family="text">
      <style:text-properties fo:language="bg" fo:country="BG" officeooo:rsid="0232c982" fo:background-color="transparent" loext:char-shading-value="0"/>
    </style:style>
    <style:style style:name="T209" style:family="text">
      <style:text-properties fo:language="bg" fo:country="BG" officeooo:rsid="02341588" fo:background-color="transparent" loext:char-shading-value="0"/>
    </style:style>
    <style:style style:name="T210" style:family="text">
      <style:text-properties fo:language="bg" fo:country="BG" officeooo:rsid="02349ec8" fo:background-color="transparent" loext:char-shading-value="0"/>
    </style:style>
    <style:style style:name="T211" style:family="text">
      <style:text-properties fo:language="bg" fo:country="BG" officeooo:rsid="0237717f" fo:background-color="transparent" loext:char-shading-value="0"/>
    </style:style>
    <style:style style:name="T212" style:family="text">
      <style:text-properties fo:language="bg" fo:country="BG" officeooo:rsid="02394d68" fo:background-color="transparent" loext:char-shading-value="0"/>
    </style:style>
    <style:style style:name="T213" style:family="text">
      <style:text-properties fo:language="bg" fo:country="BG" officeooo:rsid="023af906" fo:background-color="transparent" loext:char-shading-value="0"/>
    </style:style>
    <style:style style:name="T214" style:family="text">
      <style:text-properties fo:language="bg" fo:country="BG" officeooo:rsid="023cb3eb" fo:background-color="transparent" loext:char-shading-value="0"/>
    </style:style>
    <style:style style:name="T215" style:family="text">
      <style:text-properties fo:language="bg" fo:country="BG" officeooo:rsid="02407147" fo:background-color="transparent" loext:char-shading-value="0"/>
    </style:style>
    <style:style style:name="T216" style:family="text">
      <style:text-properties fo:language="bg" fo:country="BG" officeooo:rsid="0243bddf" fo:background-color="transparent" loext:char-shading-value="0"/>
    </style:style>
    <style:style style:name="T217" style:family="text">
      <style:text-properties fo:language="bg" fo:country="BG" officeooo:rsid="02465153" fo:background-color="transparent" loext:char-shading-value="0"/>
    </style:style>
    <style:style style:name="T218" style:family="text">
      <style:text-properties fo:language="bg" fo:country="BG" officeooo:rsid="02467ba1" fo:background-color="transparent" loext:char-shading-value="0"/>
    </style:style>
    <style:style style:name="T219" style:family="text">
      <style:text-properties fo:language="bg" fo:country="BG" officeooo:rsid="0248c756" fo:background-color="transparent" loext:char-shading-value="0"/>
    </style:style>
    <style:style style:name="T220" style:family="text">
      <style:text-properties fo:language="bg" fo:country="BG" officeooo:rsid="024a6d7c" fo:background-color="transparent" loext:char-shading-value="0"/>
    </style:style>
    <style:style style:name="T221" style:family="text">
      <style:text-properties fo:language="bg" fo:country="BG" officeooo:rsid="024bb53f" fo:background-color="transparent" loext:char-shading-value="0"/>
    </style:style>
    <style:style style:name="T222" style:family="text">
      <style:text-properties fo:language="bg" fo:country="BG" officeooo:rsid="024d3423" fo:background-color="transparent" loext:char-shading-value="0"/>
    </style:style>
    <style:style style:name="T223" style:family="text">
      <style:text-properties fo:language="bg" fo:country="BG" officeooo:rsid="025b1d4b" fo:background-color="transparent" loext:char-shading-value="0"/>
    </style:style>
    <style:style style:name="T224" style:family="text">
      <style:text-properties fo:language="bg" fo:country="BG" officeooo:rsid="025bf00f" fo:background-color="transparent" loext:char-shading-value="0"/>
    </style:style>
    <style:style style:name="T225" style:family="text">
      <style:text-properties fo:language="bg" fo:country="BG" officeooo:rsid="025de409" fo:background-color="transparent" loext:char-shading-value="0"/>
    </style:style>
    <style:style style:name="T226" style:family="text">
      <style:text-properties fo:language="bg" fo:country="BG" officeooo:rsid="025f17c0" fo:background-color="transparent" loext:char-shading-value="0"/>
    </style:style>
    <style:style style:name="T227" style:family="text">
      <style:text-properties fo:language="bg" fo:country="BG" officeooo:rsid="02611361" fo:background-color="transparent" loext:char-shading-value="0"/>
    </style:style>
    <style:style style:name="T228" style:family="text">
      <style:text-properties fo:language="bg" fo:country="BG" officeooo:rsid="02647b4a" fo:background-color="transparent" loext:char-shading-value="0"/>
    </style:style>
    <style:style style:name="T229" style:family="text">
      <style:text-properties fo:language="bg" fo:country="BG" officeooo:rsid="0264a8fa" fo:background-color="transparent" loext:char-shading-value="0"/>
    </style:style>
    <style:style style:name="T230" style:family="text">
      <style:text-properties fo:language="bg" fo:country="BG" officeooo:rsid="0265a99f" fo:background-color="transparent" loext:char-shading-value="0"/>
    </style:style>
    <style:style style:name="T231" style:family="text">
      <style:text-properties fo:language="bg" fo:country="BG" officeooo:rsid="02806b7d" fo:background-color="transparent" loext:char-shading-value="0"/>
    </style:style>
    <style:style style:name="T232" style:family="text">
      <style:text-properties fo:language="bg" fo:country="BG" officeooo:rsid="02824caa" fo:background-color="transparent" loext:char-shading-value="0"/>
    </style:style>
    <style:style style:name="T233" style:family="text">
      <style:text-properties fo:language="bg" fo:country="BG" officeooo:rsid="0282e0e0" fo:background-color="transparent" loext:char-shading-value="0"/>
    </style:style>
    <style:style style:name="T234" style:family="text">
      <style:text-properties fo:language="bg" fo:country="BG" officeooo:rsid="028461dc" fo:background-color="transparent" loext:char-shading-value="0"/>
    </style:style>
    <style:style style:name="T235" style:family="text">
      <style:text-properties fo:language="bg" fo:country="BG" officeooo:rsid="02844bdf" fo:background-color="transparent" loext:char-shading-value="0"/>
    </style:style>
    <style:style style:name="T236" style:family="text">
      <style:text-properties fo:language="bg" fo:country="BG" officeooo:rsid="028c77b8" fo:background-color="transparent" loext:char-shading-value="0"/>
    </style:style>
    <style:style style:name="T237" style:family="text">
      <style:text-properties fo:language="bg" fo:country="BG" officeooo:rsid="028da3c2" fo:background-color="transparent" loext:char-shading-value="0"/>
    </style:style>
    <style:style style:name="T238" style:family="text">
      <style:text-properties fo:language="bg" fo:country="BG" officeooo:rsid="028ea244" fo:background-color="transparent" loext:char-shading-value="0"/>
    </style:style>
    <style:style style:name="T239" style:family="text">
      <style:text-properties fo:language="bg" fo:country="BG" officeooo:rsid="01f6622d"/>
    </style:style>
    <style:style style:name="T240" style:family="text">
      <style:text-properties fo:language="bg" fo:country="BG" officeooo:rsid="020252a4"/>
    </style:style>
    <style:style style:name="T241" style:family="text">
      <style:text-properties fo:language="bg" fo:country="BG" officeooo:rsid="02257e6c"/>
    </style:style>
    <style:style style:name="T242" style:family="text">
      <style:text-properties fo:language="bg" fo:country="BG" officeooo:rsid="022f01b8"/>
    </style:style>
    <style:style style:name="T243" style:family="text">
      <style:text-properties fo:language="bg" fo:country="BG" officeooo:rsid="02301eed"/>
    </style:style>
    <style:style style:name="T244" style:family="text">
      <style:text-properties fo:language="bg" fo:country="BG" officeooo:rsid="02316f69"/>
    </style:style>
    <style:style style:name="T245" style:family="text">
      <style:text-properties fo:language="bg" fo:country="BG" officeooo:rsid="024292dc"/>
    </style:style>
    <style:style style:name="T246" style:family="text">
      <style:text-properties fo:language="bg" fo:country="BG" officeooo:rsid="024e3ff8"/>
    </style:style>
    <style:style style:name="T247" style:family="text">
      <style:text-properties fo:language="bg" fo:country="BG" officeooo:rsid="024f0d3a"/>
    </style:style>
    <style:style style:name="T248" style:family="text">
      <style:text-properties fo:language="bg" fo:country="BG" officeooo:rsid="025806a3"/>
    </style:style>
    <style:style style:name="T24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50"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251"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252"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25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25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5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56" style:family="text">
      <style:text-properties fo:language="bg" fo:country="BG" officeooo:rsid="02d1e734"/>
    </style:style>
    <style:style style:name="T25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25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25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260" style:family="text">
      <style:text-properties officeooo:rsid="020a01b5"/>
    </style:style>
    <style:style style:name="T261" style:family="text">
      <style:text-properties officeooo:rsid="020fa8f2"/>
    </style:style>
    <style:style style:name="T262" style:family="text">
      <style:text-properties officeooo:rsid="021014ed"/>
    </style:style>
    <style:style style:name="T263" style:family="text">
      <style:text-properties officeooo:rsid="02106492"/>
    </style:style>
    <style:style style:name="T264" style:family="text">
      <style:text-properties officeooo:rsid="02165299"/>
    </style:style>
    <style:style style:name="T265" style:family="text">
      <style:text-properties officeooo:rsid="021eab53"/>
    </style:style>
    <style:style style:name="T266" style:family="text">
      <style:text-properties officeooo:rsid="0221accc"/>
    </style:style>
    <style:style style:name="T267" style:family="text">
      <style:text-properties officeooo:rsid="02226352"/>
    </style:style>
    <style:style style:name="T268" style:family="text">
      <style:text-properties officeooo:rsid="02257e6c"/>
    </style:style>
    <style:style style:name="T269" style:family="text">
      <style:text-properties officeooo:rsid="022ddc5f"/>
    </style:style>
    <style:style style:name="T270" style:family="text">
      <style:text-properties officeooo:rsid="022f01b8"/>
    </style:style>
    <style:style style:name="T271" style:family="text">
      <style:text-properties style:font-name="Times New Roman4" fo:language="bg" fo:country="BG" officeooo:rsid="024d3423" fo:background-color="transparent" loext:char-shading-value="0"/>
    </style:style>
    <style:style style:name="T272" style:family="text">
      <style:text-properties style:font-name="Times New Roman4" fo:language="bg" fo:country="BG" officeooo:rsid="02647b4a" fo:background-color="transparent" loext:char-shading-value="0"/>
    </style:style>
    <style:style style:name="T273" style:family="text">
      <style:text-properties style:font-name="Times New Roman" fo:language="bg" fo:country="BG" officeooo:rsid="024d3423" fo:background-color="transparent" loext:char-shading-value="0"/>
    </style:style>
    <style:style style:name="T274" style:family="text">
      <style:text-properties style:font-name="Times New Roman" fo:language="bg" fo:country="BG" officeooo:rsid="02647b4a" fo:background-color="transparent" loext:char-shading-value="0"/>
    </style:style>
    <style:style style:name="T275" style:family="text">
      <style:text-properties style:font-name="Times New Roman" fo:language="bg" fo:country="BG" officeooo:rsid="02669ddf" fo:background-color="transparent" loext:char-shading-value="0"/>
    </style:style>
    <style:style style:name="T276" style:family="text">
      <style:text-properties style:font-name="Times New Roman" fo:language="bg" fo:country="BG" officeooo:rsid="026838fc" fo:background-color="transparent" loext:char-shading-value="0"/>
    </style:style>
    <style:style style:name="T277" style:family="text">
      <style:text-properties style:font-name="Times New Roman" fo:language="bg" fo:country="BG" officeooo:rsid="0269e92a" fo:background-color="transparent" loext:char-shading-value="0"/>
    </style:style>
    <style:style style:name="T278" style:family="text">
      <style:text-properties style:font-name="Times New Roman" fo:language="bg" fo:country="BG" officeooo:rsid="026b2712" fo:background-color="transparent" loext:char-shading-value="0"/>
    </style:style>
    <style:style style:name="T279" style:family="text">
      <style:text-properties style:font-name="Times New Roman" fo:language="bg" fo:country="BG" officeooo:rsid="026dfc35" fo:background-color="transparent" loext:char-shading-value="0"/>
    </style:style>
    <style:style style:name="T280" style:family="text">
      <style:text-properties style:font-name="Times New Roman" fo:language="bg" fo:country="BG" officeooo:rsid="026fab51" fo:background-color="transparent" loext:char-shading-value="0"/>
    </style:style>
    <style:style style:name="T281" style:family="text">
      <style:text-properties style:font-name="Times New Roman" fo:language="bg" fo:country="BG" officeooo:rsid="02714d7a" fo:background-color="transparent" loext:char-shading-value="0"/>
    </style:style>
    <style:style style:name="T282" style:family="text">
      <style:text-properties style:font-name="Times New Roman" fo:language="bg" fo:country="BG" officeooo:rsid="0272886e" fo:background-color="#ffff00" loext:char-shading-value="0"/>
    </style:style>
    <style:style style:name="T283" style:family="text">
      <style:text-properties style:font-name="Times New Roman" fo:language="bg" fo:country="BG" officeooo:rsid="02a5e8ab" style:font-size-asian="10.5pt"/>
    </style:style>
    <style:style style:name="T284" style:family="text">
      <style:text-properties style:font-name="Times New Roman" fo:language="en" fo:country="US" officeooo:rsid="02714d7a" fo:background-color="transparent" loext:char-shading-value="0"/>
    </style:style>
    <style:style style:name="T285" style:family="text">
      <style:text-properties fo:font-variant="normal" fo:text-transform="none" style:text-position="0% 100%" fo:font-style="normal" style:text-underline-style="none" fo:font-weight="normal"/>
    </style:style>
    <style:style style:name="T286" style:family="text">
      <style:text-properties officeooo:rsid="0254f986"/>
    </style:style>
    <style:style style:name="T28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88" style:family="text">
      <style:text-properties fo:color="#009933" officeooo:rsid="0296cb70"/>
    </style:style>
    <style:style style:name="T289" style:family="text">
      <style:text-properties fo:color="#009933" fo:language="ru" fo:country="RU" officeooo:rsid="0309e951" fo:background-color="transparent" loext:char-shading-value="0"/>
    </style:style>
    <style:style style:name="T290" style:family="text">
      <style:text-properties fo:color="#009933" officeooo:rsid="030c542f"/>
    </style:style>
    <style:style style:name="T291" style:family="text">
      <style:text-properties officeooo:rsid="028fdca1"/>
    </style:style>
    <style:style style:name="T292" style:family="text">
      <style:text-properties officeooo:rsid="029210c9"/>
    </style:style>
    <style:style style:name="T293" style:family="text">
      <style:text-properties officeooo:rsid="0294d9bb"/>
    </style:style>
    <style:style style:name="T294" style:family="text">
      <style:text-properties officeooo:rsid="0296cb70"/>
    </style:style>
    <style:style style:name="T295" style:family="text">
      <style:text-properties officeooo:rsid="02a5e8ab"/>
    </style:style>
    <style:style style:name="T296" style:family="text">
      <style:text-properties officeooo:rsid="02ae2b29"/>
    </style:style>
    <style:style style:name="T297" style:family="text">
      <style:text-properties officeooo:rsid="02ae4f30"/>
    </style:style>
    <style:style style:name="T298" style:family="text">
      <style:text-properties officeooo:rsid="02b0055a"/>
    </style:style>
    <style:style style:name="T299" style:family="text">
      <style:text-properties officeooo:rsid="02b74a49"/>
    </style:style>
    <style:style style:name="T300" style:family="text">
      <style:text-properties fo:font-style="normal" fo:font-weight="bold" style:font-style-asian="normal" style:font-weight-asian="bold" style:font-style-complex="normal" style:font-weight-complex="bold"/>
    </style:style>
    <style:style style:name="T301" style:family="text">
      <style:text-properties fo:font-style="normal" fo:font-weight="bold" officeooo:rsid="013a61e8" style:font-style-asian="normal" style:font-weight-asian="bold" style:font-style-complex="normal" style:font-weight-complex="bold"/>
    </style:style>
    <style:style style:name="T302" style:family="text">
      <style:text-properties fo:font-style="normal" fo:font-weight="bold" officeooo:rsid="02ba0ad9" style:font-style-asian="normal" style:font-weight-asian="bold" style:font-style-complex="normal" style:font-weight-complex="bold"/>
    </style:style>
    <style:style style:name="T303" style:family="text">
      <style:text-properties officeooo:rsid="02bc6748"/>
    </style:style>
    <style:style style:name="T304" style:family="text">
      <style:text-properties officeooo:rsid="02c36bef"/>
    </style:style>
    <style:style style:name="T305" style:family="text">
      <style:text-properties officeooo:rsid="02cec7d8"/>
    </style:style>
    <style:style style:name="T306" style:family="text">
      <style:text-properties officeooo:rsid="02cf3d48"/>
    </style:style>
    <style:style style:name="T307" style:family="text">
      <style:text-properties officeooo:rsid="02d0d77c"/>
    </style:style>
    <style:style style:name="T308" style:family="text">
      <style:text-properties officeooo:rsid="02d1e734"/>
    </style:style>
    <style:style style:name="T309" style:family="text">
      <style:text-properties officeooo:rsid="02d84c28"/>
    </style:style>
    <style:style style:name="T310" style:family="text">
      <style:text-properties officeooo:rsid="02dc6837"/>
    </style:style>
    <style:style style:name="T311" style:family="text">
      <style:text-properties officeooo:rsid="02dd60a1"/>
    </style:style>
    <style:style style:name="T312" style:family="text">
      <style:text-properties officeooo:rsid="030c542f"/>
    </style:style>
    <style:style style:name="T313" style:family="text">
      <style:text-properties officeooo:rsid="030ca7ce"/>
    </style:style>
    <style:style style:name="T314" style:family="text">
      <style:text-properties officeooo:rsid="030dda5f"/>
    </style:style>
    <style:style style:name="T315" style:family="text">
      <style:text-properties officeooo:rsid="0322b49a"/>
    </style:style>
    <style:style style:name="T31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6740974696212008394" text:style-name="L19">
        <text:list-item>
          <text:p text:style-name="P75"><text:bookmark-start text:name="__RefHeading__6520_970456079"/>Материали и методи<text:bookmark-end text:name="__RefHeading__6520_970456079"/></text:p>
        </text:list-item>
      </text:list>
      <text:list xml:id="list4535358139082620648"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68">задачи </text:span>на тази дисертация е <text:span text:style-name="T168">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68">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68">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68">. </text:span><office:annotation-end office:name="__Fieldmark__13502_119404090"/></text:p>
      <text:list xml:id="list165542108149867" text:continue-list="list4535358139082620648"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70">(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75">И</text:span>зследвани <text:span text:style-name="T175">бяха </text:span>три полета от морски треви и съседните пясъчни субстрати. Станциите <text:span text:style-name="T176">на пробовзимане (</text:span><text:sequence-ref text:reference-format="category-and-value" text:ref-name="refФиг.0">Фиг. 1</text:sequence-ref><text:span text:style-name="T176">)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74">па</text:span>дни води, <text:span text:style-name="T169">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73">за пробонабиране </text:span>в Созополския залив (2012 г.). С червена стрелка е отбелязано местоположението на <text:span text:style-name="T190">източника на непречистени отпадни води</text:span> на град Созопол.</text:p></draw:text-box></draw:frame><text:soft-page-break/></text:p>
      <text:p text:style-name="P10"><text:span text:style-name="T191">В</text:span>ъв вътрешността на всяко <text:span text:style-name="T191">от трите</text:span> поле<text:span text:style-name="T191">та от морски треви от р. Zostera в залива</text:span> бяха избрани <text:span text:style-name="T192">по </text:span>две станции. <text:span text:style-name="T193">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65543014977019"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71">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71">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71">разгледани предните два типа местообитания в крайбрежната зона (морски треви и пясъци) (</text:span><text:span text:style-name="T42"><text:sequence-ref text:reference-format="category-and-value" text:ref-name="refФиг.1">Фиг. 2</text:sequence-ref></text:span><text:span text:style-name="T171">).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194">изследвани</text:span> повече полета. От станции Пода, Отманли и Градина бяха събрани <text:span text:style-name="T195">зообентосни </text:span>проби през 2013 и 2014 г.; от станция Ропотамо – <text:span text:style-name="T196">само </text:span>през 2013 г., а от станция Вромос – <text:span text:style-name="T196">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72">а през 2014 г. - едно пробонабиране (юли)</text:span>.</text:p>
      <text:list xml:id="list165542241926051" text:continue-list="list165543014977019"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155">Полевите изследвания за тази дисертация бяха проведени в периода 2012-2014 г. Пробите бяха събирани в рамките на </text:span><text:span text:style-name="T39">проект </text:span><text:span text:style-name="T41">„</text:span><text:span text:style-name="T40">PERSEUS - </text:span>Стратегически изследвания на морската среда в южните европейски морета“, <text:span text:style-name="T167">ф</text:span>инансиран от Седма Рамкова програма на ЕС<text:span text:style-name="T39">. </text:span></text:p>
      <text:p text:style-name="P37">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197">о време на пилотното изследване в Созополски залив п</text:span>рез 2012 г. <text:span text:style-name="T197">беше изпробвана методичната схема на пробонабиране</text:span>. <text:span text:style-name="T166">Събрани бяха зообентосни проби от полета морски треви и от съседните пясъчни местообитания по схемата, описана в т. </text:span><text:span text:style-name="T166"><text:bookmark-ref text:reference-format="number" text:ref-name="__RefHeading__1723_913202925">1.1.1.1</text:bookmark-ref></text:span><text:span text:style-name="T38">.</text:span><text:span text:style-name="T166"> </text:span></text:p>
      <text:p text:style-name="Thesis_5f_body">През 2013-2014 г. <text:span text:style-name="T197">бяха събирани проби в рамките на Големия Бургаски залив от същите два типа местообитания по схемата, описана в т. </text:span><text:span text:style-name="T197"><text:bookmark-ref text:reference-format="number" text:ref-name="__RefHeading__1725_913202925">1.1.1.2</text:bookmark-ref></text:span><text:span text:style-name="T197">. </text:span></text:p>
      <text:p text:style-name="Thesis_5f_body"><text:span text:style-name="T155">Събрани и обработени бяха общо 134</text:span><text:span text:style-name="T39"> </text:span><text:span text:style-name="T155">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155">56 от полетата от морски треви и 78 от пясъчните местообитания</text:span><office:annotation-end office:name="__Annotation__1836_1828351701"/><text:span text:style-name="T155">).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5">(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5">,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5">(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5">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5">(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5">.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5">(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5">. Тъй като това е основна задача на тази дисертация, използваният метод на пробонабиране е подходящ за целта.</text:span></text:p>
      <text:p text:style-name="Thesis_5f_body"><text:span text:style-name="T155">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156">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65">бяха</text:span> отдел<text:span text:style-name="T265">яни</text:span> от седимента чрез промиване на малки порции от пробата през сито с диаметър на окото 0.5 mm, след което <text:span text:style-name="T265">бяха</text:span> фиксира<text:span text:style-name="T265">ни</text:span> с 10% разтвор на формалдехид в морска вода. </text:p>
      <text:p text:style-name="P24"><text:span text:style-name="T157">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57">(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57">,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57">(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57">,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57">(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57">,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57">(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57">.</text:span></text:p>
      <text:p text:style-name="Thesis_5f_body"><text:span text:style-name="T158">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58">. </text:span></text:p>
      <text:p text:style-name="Thesis_5f_body"><text:span text:style-name="T158">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58">(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58">. Биомасата на всеки вид също беше преизчислена за 1 m</text:span><text:span text:style-name="T2">2</text:span><text:span text:style-name="T158">. </text:span></text:p>
      <text:p text:style-name="P25">Тези основни параметри на макрозообентосните съобщества <text:span text:style-name="T198">бяха</text:span><text:span text:style-name="T43"> използва</text:span><text:span text:style-name="T198">ни </text:span><text:span text:style-name="T43">за </text:span><text:span text:style-name="T198">характеризиране на тяхното биоразнообразие, както и за </text:span><text:span text:style-name="T43">изчисляването на индекси</text:span><text:span text:style-name="T198">те</text:span><text:span text:style-name="T43"> за екологично качество на средата.</text:span></text:p>
      <text:list xml:id="list165542266029954" text:continue-list="list165542241926051"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66">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65543210342820" text:continue-list="list165542266029954" text:style-name="Thesis_5f_numbering">
        <text:list-item>
          <text:list>
            <text:list-item>
              <text:list>
                <text:list-item>
                  <text:list>
                    <text:list-item text:start-value="1">
                      <text:p text:style-name="P79"><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267">Върху събраните данни бяха приложени </text:span>обективни методи за оценка на биоразнообразието, <text:span text:style-name="T267">които </text:span>се използват <text:span text:style-name="T267">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67">и/</text:span>или във времето. Терминът „разнообразие“ обикновено <text:span text:style-name="T26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6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262">а</text:span>та на биоразнообразието се основава на 3 допускания. <text:span text:style-name="T299">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67">на индексите</text:span>. Относителната пропорция (численост) на един вид в <text:span text:style-name="T260">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263">обаче </text:span>не <text:span text:style-name="T267">правят тези допускания: при тях таксономичната идентичност на </text:span>видове<text:span text:style-name="T267">те</text:span> <text:span text:style-name="T267">е от значение</text:span>.</text:p>
      <text:p text:style-name="P18"><text:span text:style-name="T299">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8">Следва </text:span><text:span text:style-name="T7">описани</text:span><text:span text:style-name="T8">е</text:span><text:span text:style-name="T7"> </text:span><text:span text:style-name="T8">на основните принципи и особености на</text:span><text:span text:style-name="T7"> методите, приложени в настоящето изследване. Пълно представяне на различните методи за оценка на биоразнообразието има например в </text:span><text:span text:style-name="T150">Magurran</text:span><text:span text:style-name="T7">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7">(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7">.</text:span></text:p>
      <text:p text:style-name="P20"/>
      <text:p text:style-name="Thesis_5f_body"><text:span text:style-name="T186">Индекси за биоразнообразие</text:span> <text:s/></text:p>
      <text:p text:style-name="P44">Видовото богатство (<text:span text:style-name="T137">species richness, S</text:span>) може да се приеме като най-простия индекс за биоразнообразие. Представлява <text:span text:style-name="T268">общият брой различни видове в пробата или </text:span><text:soft-page-break/><text:span text:style-name="T268">съобществото. Зависи силно от размера на пробата, както и от броя събрани проби. Съществуват индекси за видово богатство (напр. </text:span><text:span text:style-name="T151">d </text:span><text:span text:style-name="T241">на </text:span><text:span text:style-name="T151">Margalef</text:span><text:span text:style-name="T268">),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8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8">индексът </text:span><text:span text:style-name="T80">на </text:span><text:span text:style-name="T152">Shannon</text:span><text:span text:style-name="T80">-</text:span><text:span text:style-name="T152">W</text:span><text:span text:style-name="T148">iene</text:span><text:span text:style-name="T14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4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0">:</text:span></text:p>
      <text:p text:style-name="P29"/>
      <text:p text:style-name="P27"><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3">където:</text:p>
      <text:p text:style-name="P26"><text:span text:style-name="T137">p</text:span><text:span text:style-name="T12">i</text:span><text:span text:style-name="T43"> = </text:span>n<text:span text:style-name="T11">i </text:span><text:span text:style-name="T43">/ </text:span>N<text:span text:style-name="T43"> – пропорция на индивидите от вида </text:span><text:span text:style-name="T137">i</text:span><text:span text:style-name="T43"> в пробата <text:line-break/></text:span><text:span text:style-name="T137">n</text:span><text:span text:style-name="T11">i</text:span><text:span text:style-name="T13"> </text:span><text:span text:style-name="T16">-</text:span><text:span text:style-name="T43"> брой индивиди от вида </text:span>i<text:span text:style-name="T43"> в пробата <text:line-break/></text:span><text:span text:style-name="T137">N</text:span><text:span text:style-name="T43"> </text:span><text:span text:style-name="T44">- </text:span><text:span text:style-name="T43">общ брой индивиди от всички видове в пробата</text:span></text:p>
      <text:p text:style-name="Thesis_5f_body"/>
      <text:p text:style-name="Thesis_5f_body"><text:span text:style-name="T242">В</text:span><text:span text:style-name="T239"> екологичните изследвания </text:span><text:span text:style-name="T77">най-често </text:span><text:span text:style-name="T43">се използва основа 2 </text:span><text:span text:style-name="T242">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242">(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 </text:span><text:span text:style-name="T77">тази основа е използвана и в настоящето изследване.</text:span><text:span text:style-name="T79"> </text:span></text:p>
      <text:p text:style-name="P30"><text:span text:style-name="T153">H’</text:span><text:span text:style-name="T269">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245">несигурността при</text:span><text:span text:style-name="T269">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69">(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69">. Това обаче затруднява </text:span><text:soft-page-break/><text:span text:style-name="T269">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5"><text:span text:style-name="T216">П</text:span><text:span text:style-name="T201">аралелно </text:span><text:span text:style-name="T216">с </text:span><text:span text:style-name="T143">H’ </text:span><text:span text:style-name="T216">често </text:span><text:span text:style-name="T201">се използва и индексът на </text:span><text:span text:style-name="T139">Pielou</text:span><text:span text:style-name="T50"> </text:span><text:span text:style-name="T139">J</text:span><text:span text:style-name="T50">’ </text:span><text:span text:style-name="T201">за изравненост на съобществата, който описва доминирането и кодоминирането на видовете:</text:span><text:span text:style-name="T50"> </text:span></text:p>
      <text:p text:style-name="P28"><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5"><text:span text:style-name="T51">където S e</text:span><text:span text:style-name="T50"> бро</text:span><text:span text:style-name="T51">ят</text:span><text:span text:style-name="T50"> видове в пробата, </text:span><text:span text:style-name="T51">а </text:span><text:span text:style-name="T50">Н’ – индекс</text:span><text:span text:style-name="T51">ът на </text:span><text:span text:style-name="T139">Shannon</text:span><text:span text:style-name="T50">. </text:span><text:span text:style-name="T139">J</text:span><text:span text:style-name="T50">’ варира от 0 (неравномерно съобщество, </text:span><text:span text:style-name="T200">в което </text:span><text:span text:style-name="T50">един или няколко вида силно доминират </text:span><text:span text:style-name="T200">по численост</text:span><text:span text:style-name="T50">) до 1 (напълно равномерно съобщество — нито един вид не доминира; видовете се срещат в равни пропорции). </text:span></text:p>
      <text:p text:style-name="P38"/>
      <text:p text:style-name="P5">Ефективно разнообразие (ефективен брой видове)</text:p>
      <text:p text:style-name="Thesis_5f_body"><text:span text:style-name="T270">Трудностите в интерпретацията на </text:span><text:span text:style-name="T154">H’</text:span><text:span text:style-name="T270"> могат да се избегнат чрез превръщането на индекса </text:span><text:span text:style-name="T243">в </text:span><text:span text:style-name="T248">ефективно разнообразие или </text:span><text:span text:style-name="T243">ефективен брой видове – </text:span><text:span text:style-name="T203">броят </text:span><text:span text:style-name="T207">еднакви по честота </text:span><text:span text:style-name="T203">видове, </text:span><text:span text:style-name="T207">които трябва да присъстват в едно теоретично</text:span><text:span text:style-name="T203"> съобщество, </text:span><text:span text:style-name="T207">за да има то</text:span><text:span text:style-name="T203"> същата стойност на индекса за биоразнообразие като изучаваното</text:span><text:span text:style-name="T206">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06">(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02">. </text:span><text:span text:style-name="T203">Ефективният брой видове е познат също така като </text:span><text:span text:style-name="T205">едно от </text:span><text:span text:style-name="T203">числ</text:span><text:span text:style-name="T205">ата</text:span><text:span text:style-name="T203"> на </text:span><text:span text:style-name="T14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4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43">. </text:span><text:span text:style-name="T240">Целта на тези числа е да свържат компонентите видово богатство и изравненост на съобществата. </text:span><text:span text:style-name="T244">Те също представляват ентропия (несигурност) и се и</text:span><text:span text:style-name="T240">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1"><text:span text:style-name="T137">p</text:span><text:span text:style-name="T11">i </text:span><text:span text:style-name="T17">= </text:span><text:span text:style-name="T24">пропорционална численост на вид </text:span><text:span text:style-name="T25">i</text:span><text:span text:style-name="T18"> </text:span><text:span text:style-name="T25">в пробата</text:span></text:p>
      <text:p text:style-name="P32"><text:span text:style-name="T22">q</text:span><text:span text:style-name="T17"> = </text:span><text:span text:style-name="T23">„порядък“ на индекса; </text:span><text:span text:style-name="T27">о</text:span><text:span text:style-name="T23">бозначава зависимостта на индекса </text:span><text:span text:style-name="T26">от</text:span><text:span text:style-name="T23"> редките видове</text:span><text:span text:style-name="T26">. </text:span></text:p>
      <text:p text:style-name="P42"/>
      <text:p text:style-name="Thesis_5f_body"><text:span text:style-name="T27">Параметърът </text:span><text:span text:style-name="T31">q</text:span><text:span text:style-name="T19"> </text:span><text:span text:style-name="T27">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9">В</text:span><text:span text:style-name="T30">сички стойности на </text:span><text:span text:style-name="T21">q</text:span><text:span text:style-name="T30"> </text:span><text:span text:style-name="T20">&lt; 1 </text:span><text:span text:style-name="T30">отдават по-голяма тежест на редките видове, а стойностите на </text:span><text:span text:style-name="T21">q</text:span><text:span text:style-name="T30"> </text:span><text:span text:style-name="T20">&gt; 1 </text:span><text:span text:style-name="T3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0">.</text:span></text:p>
      <text:p text:style-name="P33"><text:soft-page-break/><text:span text:style-name="T28">В настоящето изследване е използвано е</text:span><text:span text:style-name="T27">фективното разнообразие от порядък 1, <text:s/></text:span><text:span text:style-name="T28">което </text:span><text:span text:style-name="T27">отговаря на експоненциала на индекса на </text:span><text:span text:style-name="T19">Shannon, </text:span><text:span text:style-name="T27">и </text:span><text:span text:style-name="T204">разглежда </text:span><text:span text:style-name="T211">редките и обичайните </text:span><text:span text:style-name="T212">видове </text:span><text:span text:style-name="T204">като </text:span><text:span text:style-name="T211">напълно </text:span><text:span text:style-name="T204">еквивалентни, </text:span><text:span text:style-name="T211">утежнени само от собствената си честота в </text:span><text:span text:style-name="T213">съобществото</text:span><text:span text:style-name="T204">. </text:span><text:span text:style-name="T214">Това свойство обуславя и централната роля, която индексът </text:span><text:span text:style-name="T142">H’ </text:span><text:span text:style-name="T214">играе в биологичните изследвания. </text:span></text:p>
      <text:p text:style-name="P34"><text:span text:style-name="T215">Ефективното разнообразие е лесно за интерпретация, тъй като </text:span><text:span text:style-name="T210">варира линейно и пропорционално при промяна в разнообразието на съобществат</text:span><text:span text:style-name="T215">а </text:span><text:span text:style-name="T223">и позволява директно сравнение на две съобщества</text:span><text:span text:style-name="T215">. Също така, к</text:span><text:span text:style-name="T208">огато в изучаваното съобщество има силно доминиране на един или няколко вида над останалите, ефективният брой видове за </text:span><text:span text:style-name="T141">H’ </text:span><text:span text:style-name="T208">ще е по-малък от действителния брой видове (видовото богатство) на съобществото; </text:span><text:span text:style-name="T209">колкото по-голяма е разликата, толкова по-силно е доминирането. </text:span></text:p>
      <text:p text:style-name="P15"/>
      <text:p text:style-name="P15">Таксономични индекси</text:p>
      <text:p text:style-name="P36"><text:span text:style-name="T199">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17">Ако две съобщества имат еднакъв брой видове и идентично разпределение на численостите </text:span><text:span text:style-name="T219">им</text:span><text:span text:style-name="T217">, но се различават по </text:span><text:span text:style-name="T224">набора</text:span><text:span text:style-name="T21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220">Изчисляването </text:span><text:span text:style-name="T217">на таксономични индекси е възможно, когато таксономичната резолюция на данните е достатъчно висока. </text:span></text:p>
      <text:p text:style-name="Thesis_5f_body"><text:span text:style-name="T221">В настоящето изследване </text:span><text:span text:style-name="T222">са</text:span><text:span text:style-name="T221"> приложен</text:span><text:span text:style-name="T222">и</text:span><text:span text:style-name="T221"> </text:span><text:span text:style-name="T218">индекс</text:span><text:span text:style-name="T222">и</text:span><text:span text:style-name="T218">т</text:span><text:span text:style-name="T222">е</text:span><text:span text:style-name="T218"> за таксономична разлика на </text:span><text:span text:style-name="T144">Warwick </text:span><text:span text:style-name="T218">и </text:span><text:span text:style-name="T144">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44">(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0">: </text:span><text:span text:style-name="T221">таксономично разнообразие (</text:span><text:span text:style-name="T271">Δ</text:span><text:span text:style-name="T221">) и таксономична разлика (</text:span><text:span text:style-name="T271">Δ</text:span><text:span text:style-name="T273">*</text:span><text:span text:style-name="T221">). </text:span></text:p>
      <text:p text:style-name="Thesis_5f_body"><text:span text:style-name="T221">Т</text:span><text:span text:style-name="T22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225">Когато разпределението на видовете между надвидовите таксони е по-равномерно, стойността на индекса е по-висока. </text:span><text:span text:style-name="T222">Разстоянието може да се изрази като дължината на „клоните“ на филогенетичното дърво, свързващи тези организми. </text:span><text:span text:style-name="T228">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228">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238">при изкачване в таксономичната йерархия</text:span><text:span text:style-name="T228">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28">(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2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5"><text:span text:style-name="T225">Ако</text:span><text:span text:style-name="T222"> </text:span><text:span text:style-name="T225">количествените </text:span><text:span text:style-name="T222">данни се </text:span><text:span text:style-name="T226">превърнат в</text:span><text:span text:style-name="T222"> присъствие/отсъствие, двата предишни индекса се свеждат до един и същ индекс - </text:span><text:span text:style-name="T271">Δ</text:span><text:span text:style-name="T3">+</text:span><text:span text:style-name="T221"> , </text:span><text:span text:style-name="T222">който може да се разглежда като средната таксономична разлика между които и да е два произволни вида </text:span><text:span text:style-name="T227">в съобществото, </text:span><text:span text:style-name="T228">и чието стандартно отклонение може да бъде изчислено</text:span><text:span text:style-name="T222">. </text:span><text:span text:style-name="T230">Така този индекс по същество представлява мярка за таксономичния обхват на пробата.</text:span></text:p>
      <text:p text:style-name="P46"><text:span text:style-name="T228">На базата на </text:span><text:span text:style-name="T271">Δ</text:span><text:span text:style-name="T3">+ <text:s/></text:span><text:span text:style-name="T32">м</text:span><text:span text:style-name="T228">оже също така да се изчисли индексът на вариация на таксономичната разлика </text:span><text:span text:style-name="T272">Λ</text:span><text:span text:style-name="T4">+</text:span><text:span text:style-name="T274">, </text:span><text:span text:style-name="T275">който изразява неравномерността в таксономичната структура. </text:span></text:p>
      <text:p text:style-name="Thesis_5f_body"><text:span text:style-name="T275">За да се тества разликата </text:span><text:span text:style-name="T276">между</text:span><text:span text:style-name="T275"> </text:span><text:span text:style-name="T276">таксономичното разнообразие на </text:span><text:span text:style-name="T275">изучаваните съобщества </text:span><text:span text:style-name="T276">и</text:span><text:span text:style-name="T275"> „очакван</text:span><text:span text:style-name="T276">о</text:span><text:span text:style-name="T275">т</text:span><text:span text:style-name="T276">о</text:span><text:span text:style-name="T275">“ </text:span><text:span text:style-name="T276">разнообразие в района на изследване </text:span><text:span text:style-name="T275">е възможно да се построят вероятностни „фунии“ </text:span><text:span text:style-name="T278">(95 % доверителен интервал на индексите) </text:span><text:span text:style-name="T275">на базата на максимално пълен видов списък на фауната на </text:span><text:span text:style-name="T276">този </text:span><text:span text:style-name="T275">район. Видовете, намерени в проба </text:span><text:span text:style-name="T278">от дадено място в района на изследване</text:span><text:span text:style-name="T275">, се считат за </text:span><text:span text:style-name="T278">случайна извадка</text:span><text:span text:style-name="T276"> от този набор видове. Докато </text:span><text:span text:style-name="T278">едно </text:span><text:span text:style-name="T276">такова сравнение е невъзможно за видовото богатство </text:span><text:span text:style-name="T278">в пробата</text:span><text:span text:style-name="T276">, което винаги ще е по-малко от </text:span><text:span text:style-name="T277">пълния набор видове, средната таксономична разлика </text:span><text:span text:style-name="T271">Δ</text:span><text:span text:style-name="T3">+ </text:span><text:span text:style-name="T34">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7">Δ</text:span><text:span text:style-name="T3">+</text:span><text:span text:style-name="T33">, </text:span><text:span text:style-name="T34">а едно потенциално намаляване на стойността </text:span><text:span text:style-name="T35">на </text:span><text:span text:style-name="T37">Δ</text:span><text:span text:style-name="T3">+ </text:span><text:span text:style-name="T34">на дадено място по време на изследването би могл</text:span><text:span text:style-name="T35">о</text:span><text:span text:style-name="T34"> да се дълж</text:span><text:span text:style-name="T35">и</text:span><text:span text:style-name="T34">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 </text:span></text:p>
      <text:p text:style-name="P49"><text:span text:style-name="T34">В </text:span><text:span text:style-name="T3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85">(Вълканов, 1957; Вълканов and Маринов, </text:span><text:soft-page-break/><text:span text:style-name="T285">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75">, </text:span><text:span text:style-name="T279">а също и </text:span><text:span text:style-name="T28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8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75">, </text:span><text:span text:style-name="T281">T</text:span><text:span text:style-name="T28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8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75">, </text:span><office:annotation office:name="__Annotation__6407_1416121077"><dc:creator>Unknown Author</dc:creator><dc:date>2016-08-05T13:51:24</dc:date><text:list text:style-name=""><text:list-item><text:p>Намери и добави! </text:p></text:list-item></text:list></office:annotation><text:span text:style-name="T282">доклад натура...</text:span><office:annotation-end office:name="__Annotation__6407_1416121077"/></text:p>
      <text:p text:style-name="P47"><text:span text:style-name="T291">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291">матрица, отговаряща на </text:span>таксономична йерархия, <text:span text:style-name="T291">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9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91">.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9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91">.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8">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292">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187">Г</text:span><text:span text:style-name="T185">рафични методи за характеризиране на съобществата</text:span></text:p>
      <text:p text:style-name="P59">За допълнително характеризиране на биоразнообразието на зообентосните съобщества бяха приложени също така <text:span text:style-name="T310">г</text:span>рафични аналитични методи.</text:p>
      <text:p text:style-name="P58"><text:span text:style-name="T246">Графичните методи</text:span><text:span text:style-name="T43"> </text:span><text:span text:style-name="T247">могат </text:span><text:span text:style-name="T43">да се определят като междинни между едно- и многомерните методи. Главното </text:span><text:span text:style-name="T94">им</text:span><text:span text:style-name="T4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4">отколкото при </text:span><text:span text:style-name="T43">индекси</text:span><text:span text:style-name="T94">те</text:span><text:span text:style-name="T43"> </text:span><text:span text:style-name="T94">з</text:span><text:span text:style-name="T43">а биоразнообразие. <text:s/></text:span></text:p>
      <text:p text:style-name="P58"><text:span text:style-name="T45">Един </text:span><text:span text:style-name="T43">от най-широко използваните </text:span><text:span text:style-name="T45">графични </text:span><text:span text:style-name="T43">методи за сравнение на биоразнообразието са </text:span><text:span text:style-name="T137">k</text:span><text:span text:style-name="T4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3">. </text:span><text:span text:style-name="T45">Те </text:span><text:span text:style-name="T43">се получават по следния начин: относителната численост на </text:span><text:span text:style-name="T81">всеки</text:span><text:span text:style-name="T43"> вид се представя като процент от общата численост в пробата, </text:span><text:span text:style-name="T81">след което всички видове се подреждат в низходящ ред и </text:span><text:soft-page-break/><text:span text:style-name="T81">получават </text:span><text:span text:style-name="T43">ранг </text:span><text:span text:style-name="T137">k: </text:span><text:span text:style-name="T43">най-многобройният вид </text:span><text:span text:style-name="T81">е с </text:span><text:span text:style-name="T43">ранг 1, следващият – ранг 2, и т. н. </text:span><text:span text:style-name="T81">На графиката п</text:span><text:span text:style-name="T43">о </text:span><text:span text:style-name="T81">оста </text:span><text:span text:style-name="T137">y</text:span><text:span text:style-name="T43"> се представя % кумулативна численост, </text:span><text:span text:style-name="T81">а </text:span><text:span text:style-name="T43">по </text:span><text:span text:style-name="T81">оста </text:span><text:span text:style-name="T137">x</text:span><text:span text:style-name="T43"> – ранг</text:span><text:span text:style-name="T82">а</text:span><text:span text:style-name="T43"> </text:span><text:span text:style-name="T81">на вида </text:span><text:span text:style-name="T43">в логаритмична скала. Получените криви дават представа за биоразнообразието: </text:span><text:span text:style-name="T4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3">робите с по-високо разнообразие </text:span><text:span text:style-name="T47">и по-голяма изравненост </text:span><text:span text:style-name="T43">са разположени по-ниско от пробите с по-малко разнообразие </text:span><text:span text:style-name="T46">(</text:span><text:span text:style-name="T43"><text:sequence-ref text:reference-format="category-and-value" text:ref-name="refФиг.2">Фиг. 3</text:sequence-ref></text:span><text:span text:style-name="T46">)</text:span><text:span text:style-name="T43">.</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61">ц</text:span>и; всяка крива се базира на средните числености от 4 репликата. <text:span text:style-name="T160">Всяка крива отговаря на</text:span> определена комбинация от мрежа на ситото и площ на пробонабиране <text:span text:style-name="T159">(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59">).</text:span> </text:p></draw:text-box></draw:frame></text:p>
      <text:p text:style-name="P51"><text:span text:style-name="T137">ABC</text:span><text:span text:style-name="T43"> (</text:span><text:span text:style-name="T137">abundance</text:span><text:span text:style-name="T43">-</text:span><text:span text:style-name="T137">biomass</text:span><text:span text:style-name="T43"> </text:span><text:span text:style-name="T137">comparison</text:span><text:span text:style-name="T4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3"> </text:span><text:span text:style-name="T83">представляват р</text:span><text:span text:style-name="T43">азширение на този метод: на една графика се представят </text:span><text:span text:style-name="T137">k</text:span><text:span text:style-name="T43">-доминантните криви на биомасата и числеността, като взаимните им позиции показват ефекти</text:span><text:span text:style-name="T48">те</text:span><text:span text:style-name="T43"> </text:span><text:span text:style-name="T48">от</text:span><text:span text:style-name="T43"> евентуално замърсяване </text:span><text:span text:style-name="T49">(</text:span><text:span text:style-name="T49"><text:sequence-ref text:reference-format="category-and-value" text:ref-name="refФиг.3">Фиг. 4</text:sequence-ref></text:span><text:span text:style-name="T49">). При нормални условия (</text:span><text:span text:style-name="T49"><text:sequence-ref text:reference-format="category-and-value" text:ref-name="refФиг.3">Фиг. 4</text:sequence-ref></text:span><text:span text:style-name="T49">а) в съобществата доминират консервативни видове, с големи размери и </text:span><text:span text:style-name="T52">обикновено </text:span><text:span text:style-name="T49">малка численост – затова кривата на биомасата се намира над тази на числеността. При </text:span><text:span text:style-name="T53">средно въздействие</text:span><text:span text:style-name="T49"> (</text:span><text:span text:style-name="T49"><text:sequence-ref text:reference-format="category-and-value" text:ref-name="refФиг.3">Фиг. 4</text:sequence-ref></text:span><text:span text:style-name="T138">b</text:span><text:span text:style-name="T49">) опортюнистичните видове с малки размери, но </text:span><text:span text:style-name="T53">често развиващи се в</text:span><text:span text:style-name="T49"> голяма численост започват да</text:span><text:span text:style-name="T43"> изместват най-чувствителните видове – кривите на биомасата и числеността са близо разположени и/или се пресичат </text:span><text:span text:style-name="T85">един или няколко пъти</text:span><text:span text:style-name="T43">. Когато въздействие</text:span><text:span text:style-name="T84">то</text:span><text:span text:style-name="T43"> </text:span><text:span text:style-name="T86">е много силно</text:span><text:span text:style-name="T43">, в съобществата </text:span><text:span text:style-name="T84">започват да </text:span><text:soft-page-break/><text:span text:style-name="T43">доминират само един или няколко </text:span><text:span text:style-name="T86">от тези </text:span><text:span text:style-name="T43">малки </text:span><text:span text:style-name="T84">по размери </text:span><text:span text:style-name="T43">вид</text:span><text:span text:style-name="T84">ове-</text:span><text:span text:style-name="T86">опортюнисти</text:span><text:span text:style-name="T43"> (</text:span><text:span text:style-name="T43"><text:sequence-ref text:reference-format="category-and-value" text:ref-name="refФиг.3">Фиг. 4</text:sequence-ref></text:span><text:span text:style-name="T137">c</text:span><text:span text:style-name="T43">), </text:span><text:span text:style-name="T84">а</text:span><text:span text:style-name="T43"> кривата на числеността се намира над тази на биомасата </text:span><text:span text:style-name="T85">по цялата си дължина</text:span><text:span text:style-name="T43">.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62">(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62">(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62">).</text:span></text:p></draw:text-box></draw:frame></text:p>
      <text:p text:style-name="P52"/>
      <text:p text:style-name="P53"><text:span text:style-name="T29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9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95">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83">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297">изчислението на </text:span>тези криви <text:span text:style-name="T297">се </text:span><text:s/><text:span text:style-name="T297">пресмята </text:span>относителния дял от числеността и<text:span text:style-name="T298">ли</text:span> биомасата <text:span text:style-name="T297">на всеки вид от числеността или биомасата на следващите по ранг, като</text:span> <text:span text:style-name="T297">се изключва </text:span>п<text:span text:style-name="T297">редишния </text:span>вид <text:span text:style-name="T297">с по-висок ранг.</text:span> <text:span text:style-name="T297">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296">тъй като </text:span>негативното въздействие засяга всички видове в съобществото. <text:s text:c="3"/></text:p>
      <text:p text:style-name="P61"><text:span text:style-name="T311">Също така, бяха изчислени и начертани профили на биоразнообразието на съобществата, утежнени спрямо таксономичното сходство видовете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11">(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11">.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6">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163">М</text:span>ногомерни <text:span text:style-name="T165">статистически </text:span>методи </text:p>
      <text:p text:style-name="P62"><text:soft-page-break/><text:span text:style-name="T97">Бяха приложени методи на многомерната статистика, за да </text:span><text:span text:style-name="T98">се анализира задълбочено сходството между макрозообентосните съобщества на изследваните станции, както и </text:span><text:span text:style-name="T43">на </text:span><text:span text:style-name="T98">всяка</text:span><text:span text:style-name="T43"> станция </text:span><text:span text:style-name="T98">във</text:span><text:span text:style-name="T67"> </text:span><text:span text:style-name="T43">време</text:span><text:span text:style-name="T98">то</text:span><text:span text:style-name="T43">. Многомерните методи се използват рутинно за анализ на бентосните съобщества </text:span><text:span text:style-name="T95">в съвременните изследвания</text:span><text:span text:style-name="T4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3"> благодарение на разработката на </text:span><text:span text:style-name="T98">достатъчно </text:span><text:span text:style-name="T96">бързи компютри и </text:span><text:span text:style-name="T43">лесен за употреба статистически софтуер, </text:span><text:span text:style-name="T96">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3">. </text:span><text:span text:style-name="T97">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7">.</text:span><text:span text:style-name="T43"> <text:s/></text:span></text:p>
      <text:p text:style-name="Thesis_5f_body"><text:span text:style-name="T98">М</text:span><text:span text:style-name="T43">ногомерните методи взимат предвид идентичността на видовете и </text:span><text:span text:style-name="T98">с</text:span><text:span text:style-name="T4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3">. Те обаче </text:span><text:span text:style-name="T99">са </text:span><text:span text:style-name="T43">по-сложни са от другите методи, тъй като изискват значителна предварителна обработка на данните. </text:span><text:span text:style-name="T99">Най-често суровите данни се </text:span><text:span text:style-name="T43">трансфор</text:span><text:span text:style-name="T99">мират</text:span><text:span text:style-name="T43">, </text:span><text:span text:style-name="T99">за да </text:span><text:span text:style-name="T100">се намали приносът на доминиращите видове и да се увеличи този на редките </text:span><text:span text:style-name="T101">видове</text:span><text:span text:style-name="T43">. </text:span><text:span text:style-name="T101">От м</text:span><text:span text:style-name="T43">атрицата </text:span><text:span text:style-name="T99">със зообентосни</text:span><text:span text:style-name="T43"> данни също понякога </text:span><text:span text:style-name="T99">се </text:span><text:span text:style-name="T43">премахва</text:span><text:span text:style-name="T99">т</text:span><text:span text:style-name="T43"> на</text:span><text:span text:style-name="T99">й-</text:span><text:span text:style-name="T43">редките видове </text:span><text:span text:style-name="T99">(например т.нар. singletons — видове, срещащи се само в една проба от целия набор данни, които рядко допринасят значителна информация)</text:span><text:span text:style-name="T43">; или пък </text:span><text:span text:style-name="T99">се </text:span><text:span text:style-name="T43">превръща </text:span><text:span text:style-name="T99">от</text:span><text:span text:style-name="T43"> числени данни в матрица на присъствие и отсъствие на видовете. </text:span></text:p>
      <text:p text:style-name="P64"><text:span text:style-name="T102">Върху макрозообентосните данни от настоящата дисертация бяха приложени </text:span><text:span text:style-name="T43">два</text:span><text:span text:style-name="T102">та</text:span><text:span text:style-name="T43"> </text:span><text:span text:style-name="T102">основни </text:span><text:span text:style-name="T43">типа </text:span><text:span text:style-name="T102">многомерни анализи </text:span><text:span text:style-name="T43">– класификация и ординация (</text:span><text:span text:style-name="T43"><text:sequence-ref text:reference-format="category-and-value" text:ref-name="refФиг.4">Фиг. 5</text:sequence-ref></text:span><text:span text:style-name="T43">). </text:span><text:span text:style-name="T104">Д</text:span><text:span text:style-name="T43">анните </text:span><text:span text:style-name="T102">бяха </text:span><text:span text:style-name="T43">трансформира</text:span><text:span text:style-name="T102">ни чрез </text:span><text:span text:style-name="T104">взимане на </text:span><text:span text:style-name="T102">четвърт</text:span><text:span text:style-name="T104">и</text:span><text:span text:style-name="T103"> корен, </text:span><text:span text:style-name="T104">след което </text:span><text:span text:style-name="T102">беше</text:span><text:span text:style-name="T43"> определ</text:span><text:span text:style-name="T102">ено</text:span><text:span text:style-name="T43"> сходството</text:span><text:span text:style-name="T102">то</text:span><text:span text:style-name="T43"> </text:span><text:span text:style-name="T102">по</text:span><text:span text:style-name="T43"> </text:span><text:span text:style-name="T137">Bray</text:span><text:span text:style-name="T43">-</text:span><text:span text:style-name="T13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3"> между всички проби две по две. </text:span><text:span text:style-name="T102">Това е н</text:span><text:span text:style-name="T43">ай-често използваният </text:span><text:span text:style-name="T102">в екологични изследвания </text:span><text:span text:style-name="T43">коефициент за прилика; изчислява </text:span><text:span text:style-name="T102">се </text:span><text:span text:style-name="T4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4">затова и е необходима предварителната трансформация на данните</text:span><text:span text:style-name="T43">.</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64">(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64">(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64">).</text:span></text:p></draw:text-box></draw:frame><text:soft-page-break/> </text:p>
      <text:p text:style-name="P64"><text:span text:style-name="T4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137">hierarchical</text:span><text:span text:style-name="T43"> </text:span><text:span text:style-name="T137">agglomerative</text:span><text:span text:style-name="T43"> </text:span><text:span text:style-name="T137">clustering</text:span><text:span text:style-name="T4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137">Bray</text:span><text:span text:style-name="T43">-</text:span><text:span text:style-name="T137">Curtis</text:span><text:span text:style-name="T43"> като мярка за сходство. Крайният резултат се представя като една обща дендрограма. </text:span></text:p>
      <text:p text:style-name="P64"><text:span text:style-name="T43">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3">: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7"><text:span text:style-name="T43">Целта на ординацията е да представи станциите в пространство с </text:span><text:span text:style-name="T137">n</text:span><text:span text:style-name="T4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3">променливи). Изборът на метод зависи от лични предпочитания, наличието на подходящи програми за изчисление и др. </text:span></text:p>
      <text:p text:style-name="P68"/>
      <text:p text:style-name="P63"><text:span text:style-name="T110">Беше извършен </text:span><text:span text:style-name="T116">не</text:span><text:span text:style-name="T110"> </text:span><text:span text:style-name="T105">n</text:span><text:span text:style-name="T137">MDS</text:span><text:span text:style-name="T43"> </text:span><text:span text:style-name="T110">анализ на макрозообентосните данни. Този анализ </text:span><text:span text:style-name="T43">съставя „карта” на станциите/пробите, на която две проби </text:span><text:span text:style-name="T106">са толкова </text:span><text:span text:style-name="T43">по-близо </text:span><text:span text:style-name="T76">една до друга, </text:span><text:span text:style-name="T106">колкото по-сходна е структурата на съобществата им</text:span><text:span text:style-name="T43">. </text:span><text:span text:style-name="T107">n</text:span><text:span text:style-name="T137">MDS</text:span><text:span text:style-name="T43"> е популярен метод, защото използва само информация за ранга на видовете, а не количествени стойности.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78"><text:span text:style-name="T43">Те</text:span><text:span text:style-name="T97">зи методи</text:span><text:span text:style-name="T43"> обаче не дават информация за факторите, които могат да обяснят </text:span><text:span text:style-name="T111">наблюдаваното разпределение на пробите/станциите;</text:span><text:span text:style-name="T43"> </text:span><text:span text:style-name="T67">з</text:span><text:span text:style-name="T43">атова са разработени допълнителни методи, които да установяват връзката на структурата на съобществата с различни параметри на околната среда. </text:span><text:span text:style-name="T66">С тази цел беше използвана функцията envfit от пакета vegan към R</text:span><text:span text:style-name="T49">.</text:span><text:span text:style-name="T43"> </text:span><text:span text:style-name="T120">Тази функция налага върху ординацията вектори (за </text:span><text:span text:style-name="T122">количествените </text:span><text:span text:style-name="T120">променливи) </text:span><text:span text:style-name="T121">и центроиди на нивата (за </text:span><text:span text:style-name="T122">качествените променливи</text:span><text:span text:style-name="T121">), </text:span><text:span text:style-name="T122">чиято посока показва посоката на увеличаване на градиента и чиято дължина е пропорционална на корелацията </text:span><text:span text:style-name="T123">между променливата и ординацията. </text:span><text:span text:style-name="T124">Тъй като осите на nMDS ординацията </text:span><text:span text:style-name="T125">са произволни, не може да се говори за директна корелация </text:span><text:span text:style-name="T126">с векторите, както е например при PCA. </text:span><text:span text:style-name="T127">Също така, </text:span><text:span text:style-name="T130">понеже говорим за </text:span><text:span text:style-name="T109">неограничена</text:span><text:span text:style-name="T130"> (unconstrained) ординация,</text:span><text:span text:style-name="T127"> няма причина да се предполага, че факторите варират линейно </text:span><text:span text:style-name="T130">на графиката </text:span><text:span text:style-name="T128">(т. е. </text:span><text:span text:style-name="T129">векторът най-често не дава най-добрата представа за реалния градиент</text:span><text:span text:style-name="T128">)</text:span><text:span text:style-name="T125">. </text:span><text:span text:style-name="T131">Затова беше приложена друга процедура — ordisurf, която напасва повърхности, отговарящи на промяната на всеки фактор. Тези повърхности се изчисляват чрез генерализиран адитивен модел (generalized additive model, GAM). </text:span><text:span text:style-name="T135"><text:s/>Целта е максимално добре да се представи </text:span><text:span text:style-name="T134">вариацията в стойностите на фактора на средата на станциите на изследване,</text:span><text:span text:style-name="T133"> взимайки предвид промените във видовия състав, </text:span><text:span text:style-name="T135">описани</text:span><text:span text:style-name="T133"> от </text:span><text:span text:style-name="T136">о</text:span><text:span text:style-name="T133">рдинацията</text:span><text:span text:style-name="T132">. </text:span><text:span text:style-name="T131">На ординационната графика тази повърхност се </text:span><text:span text:style-name="T136">представя чрез изолинии. </text:span><text:span text:style-name="T131"><text:s/></text:span></text:p>
      <text:p text:style-name="P77"><text:span text:style-name="T124"><text:s/></text:span><text:span text:style-name="T122"><text:s/></text:span></text:p>
      <text:p text:style-name="P65"><office:annotation office:name="__Fieldmark__2532_1072619108"><dc:creator>K </dc:creator><dc:date>2016-08-10T17:19:05</dc:date><text:list text:continue-numbering="true" text:style-name=""><text:list-item><text:p>mvabund glms вместо simper, anosim, permanova... + за функционалния анализ също</text:p></text:list-item></text:list></office:annotation><text:span text:style-name="T43">Видовете, които допринасят най-много за разделянето на станциите в клъстери, могат да се определят чрез </text:span>SIMPER<text:span text:style-name="T43"> анализ (</text:span>similarity<text:span text:style-name="T43"> </text:span>percentages<text:span text:style-name="T4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3">).</text:span><office:annotation-end office:name="__Fieldmark__2532_1072619108"/><text:span text:style-name="T43"> </text:span></text:p>
      <text:p text:style-name="P41"><text:soft-page-break/></text:p>
      <text:p text:style-name="P50"><text:span text:style-name="T257">Ф</text:span><text:span text:style-name="T258">ункционално разнообразие </text:span><text:span text:style-name="T259">на съобществата</text:span></text:p>
      <text:p text:style-name="P50"><text:span text:style-name="T249">Загубата на биоразнообразие в резултат </text:span><text:span text:style-name="T252">на</text:span><text:span text:style-name="T249">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49">(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49">(</text:span><text:span text:style-name="T250">+ </text:span><text:span text:style-name="T287">РЕФ?</text:span><text:span text:style-name="T249">). </text:span><text:span text:style-name="T253">Основната цел на РДМС е да запази функционирането на морските и крайбрежни екосистеми </text:span><text:span text:style-name="T254">(екосистемен подход </text:span><text:span text:style-name="T255">към опазването на морската среда</text:span><text:span text:style-name="T254">)</text:span><text:span text:style-name="T253">; </text:span><text:span text:style-name="T252">п</text:span><text:span text:style-name="T253">оради тази причина, изучаването, описанието и оценката на функционалното разнообразие на съобществата са актуални проблеми. </text:span><text:span text:style-name="T249">Връзката между структурното биоразнообразие и функционирането на екосистемите е </text:span><text:span text:style-name="T252">сложна и е </text:span><text:span text:style-name="T24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251">, като </text:span><text:span text:style-name="T252">фокусът на повечето е върху т.нар. функционални черти на организмите</text:span><text:span text:style-name="T249">.</text:span><text:span text:style-name="T253"> </text:span><text:span text:style-name="T249"><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0"><text:span text:style-name="T236">Ф</text:span><text:span text:style-name="T231">ункционалният анализ </text:span><text:span text:style-name="T236">представлява</text:span><text:span text:style-name="T231">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231">видове</text:span><office:annotation-end office:name="__Annotation__9836_1416121077"/><text:span text:style-name="T231">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31">(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31">. </text:span><text:span text:style-name="T236">Най-ч</text:span><text:span text:style-name="T232">есто </text:span><text:span text:style-name="T236">разполагаме</text:span><text:span text:style-name="T232"> и </text:span><text:span text:style-name="T236">с </text:span><text:span text:style-name="T232">трета матрица с параметри на околната среда, </text:span><text:span text:style-name="T236">измерени</text:span><text:span text:style-name="T232"> </text:span><text:span text:style-name="T236">н</text:span><text:span text:style-name="T232">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232">места</text:span><office:annotation-end office:name="__Annotation__8729_1416121077"/><text:span text:style-name="T232">. Целта на анализа е да опише как численостите на видовете се променят между различните места - </text:span><text:span text:style-name="T236">от една страна </text:span><text:span text:style-name="T232">спрямо измерените там параметри на средата, </text:span><text:span text:style-name="T236">а от друга - </text:span><text:span text:style-name="T232">спрямо чертите на видовете. </text:span><text:span text:style-name="T233">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232">Този проблем е известен като „четвърти ъгъл“ (</text:span><text:span text:style-name="T145">fourth corner problem, </text:span><text:span text:style-name="T146">Legendre et al.</text:span><text:span text:style-name="T145">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45">(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33">)</text:span><text:span text:style-name="T146">, </text:span><text:span text:style-name="T233">заради това, че </text:span><text:span text:style-name="T237">се </text:span><text:span text:style-name="T233">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0"><text:span text:style-name="T233">Т</text:span><text:span text:style-name="T235">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234">Особено важно в случая е взаимодействието на параметрите на </text:span><text:soft-page-break/><text:span text:style-name="T234">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34">(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34">. </text:span></text:p>
      <text:p text:style-name="P71"><text:span text:style-name="T293">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93">(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93">, допълнени с други литературни източници (</text:span><text:span text:style-name="T288">РЕФ</text:span><text:span text:style-name="T294">). </text:span></text:p>
      <text:p text:style-name="P71"/>
      <text:p text:style-name="P69"><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13">Статистически а</text:span><text:span text:style-name="T112">нализи на параметрите на околната среда</text:span><text:span text:style-name="T43"> </text:span><office:annotation-end office:name="__Fieldmark__6013_826624822"/></text:p>
      <text:p text:style-name="P69">В рамките на тази дисертация бяха събирани също данни за параметрите на околната среда на станциите на пробовзимане. </text:p>
      <text:p text:style-name="P69"><text:span text:style-name="T313">На всяка станция бяха измервани параметри на </text:span>водния стълб: <text:span text:style-name="T312">концентрации на биогенни елементи: нитрати (NO</text:span><text:span text:style-name="T14">3</text:span><text:span text:style-name="T5">-</text:span><text:span text:style-name="T312">), нитрити (NO</text:span><text:span text:style-name="T15">2</text:span><text:span text:style-name="T5">-</text:span><text:span text:style-name="T312">), амоний (NH</text:span><text:span text:style-name="T15">4</text:span><text:span text:style-name="T6">+</text:span><text:span text:style-name="T312">), общ азот, неорганичен азот, фосфати (PO</text:span><text:span text:style-name="T14">4</text:span><text:span text:style-name="T5">-3</text:span><text:span text:style-name="T312">), хлорофил-</text:span><text:span text:style-name="T188">а</text:span><text:span text:style-name="T312">,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290">реф – дисертация Митко</text:span><text:span text:style-name="T312">). Дългосрочни данни на повечето станции има за следните параметри: биогенни елементи, хлорофил-</text:span><text:span text:style-name="T188">а</text:span><text:span text:style-name="T312">,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74">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0"><text:span text:style-name="T314">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text:span><text:soft-page-break/><text:span text:style-name="T314">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14">imputation</text:span><office:annotation-end office:name="__Fieldmark__4387_826624822"/><text:span text:style-name="T314">). Тъй като </text:span><office:annotation office:name="__Fieldmark__3642_826624822"><dc:creator>K </dc:creator><dc:date>2016-08-10T12:49:16</dc:date><text:list text:continue-numbering="true" text:style-name=""><text:list-item><text:p>фигура...</text:p></text:list-item></text:list></office:annotation><text:span text:style-name="T314">липсващите стойности</text:span><office:annotation-end office:name="__Fieldmark__3642_826624822"/><text:span text:style-name="T314">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9">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9">(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9">.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70"><text:span text:style-name="T10">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span text:style-name="T315"> <text:s text:c="2"/></text:span></text:p>
      <text:p text:style-name="P72"><text:span text:style-name="T114">В</text:span><text:span text:style-name="T108">ърху параметрите на околната среда на станциите на изследване </text:span><text:span text:style-name="T114">б</text:span><text:span text:style-name="T108">еше приложен </text:span><text:span text:style-name="T114">анализ на главните компоненти (Principal Component Analysis, </text:span><text:span text:style-name="T108">PCA</text:span><text:span text:style-name="T114">)</text:span><text:span text:style-name="T108"> </text:span><text:span text:style-name="T54">с цел </text:span><text:span text:style-name="T55">определяне на </text:span><text:span text:style-name="T56">факторите, които </text:span><text:span text:style-name="T60">най-добре обясняват разликите между станциите, а съответно </text:span><text:span text:style-name="T56">вероятно оказват </text:span><text:span text:style-name="T57">най-голямо влияние върху макрозообентосните съобщества и </text:span><text:span text:style-name="T59">е най-рационално</text:span><text:span text:style-name="T57"> да бъдат използвани в последващите анализи</text:span><text:span text:style-name="T55">. </text:span><text:span text:style-name="T61">PCA декомпозира </text:span><text:soft-page-break/><text:span text:style-name="T61">независимите променливи (параметрите на средата) на ортогонална основа (представена от главните компоненти); след това се избира</text:span><text:span text:style-name="T62">т</text:span><text:span text:style-name="T61"> част от тези компоненти, които </text:span><text:span text:style-name="T62">най-</text:span><text:span text:style-name="T61">д</text:span><text:span text:style-name="T62">обре</text:span><text:span text:style-name="T61"> </text:span><text:span text:style-name="T62">могат да</text:span><text:span text:style-name="T61"> обясн</text:span><text:span text:style-name="T62">ят</text:span><text:span text:style-name="T61"> </text:span><text:span text:style-name="T62">наблюдаваното разпределение</text:span><text:span text:style-name="T61"> на зависимата променлива (станциите). </text:span><text:span text:style-name="T63">Обикновено се избират компонентите с най-гол</text:span><text:span text:style-name="T64">е</text:span><text:span text:style-name="T63">м</text:span><text:span text:style-name="T64">ите единични стойности</text:span><text:span text:style-name="T63">, тъй като се приема, че </text:span><text:span text:style-name="T64">пространството, определено от тях, обяснява по-голямата част от наблюдаваната вариация и следователно </text:span><text:span text:style-name="T65">успява да представи повечето от характеристиките на набора данни</text:span><text:span text:style-name="T64">. </text:span></text:p>
      <text:p text:style-name="P72"><text:span text:style-name="T57">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7">нормализирани и стандартизирани</text:span><office:annotation-end office:name="__Fieldmark__6146_826624822"/><text:span text:style-name="T57"> преди факторния анализ чрез изваждане на средната стойност и разделяне на стандартното отклонение</text:span><text:span text:style-name="T58">, тъй като се измерват в различни мерни единици (</text:span><text:span text:style-name="T289">РЕФ?</text:span><text:span text:style-name="T58">)</text:span><text:span text:style-name="T57">.</text:span><text:span text:style-name="T108"> </text:span><text:span text:style-name="T115">Беше проверена корелацията между различните параметри и от анализа бяха изключени най-силно корелираните (</text:span><text:span text:style-name="T119">Pearson's </text:span><text:span text:style-name="T115">r &gt; 0.</text:span><text:span text:style-name="T117">75</text:span><text:span text:style-name="T115">), тъй като това изкривява крайния резултат, придавайки изкуствено по-голяма тежест на първите няколко главни компоненти, </text:span><text:span text:style-name="T118">а реално не допринася за целта на анализа — редуцирането на измеренията</text:span><text:span text:style-name="T115">. <text:s/></text:span></text:p>
      <text:p text:style-name="P73"><text:span text:style-name="T115">Б</text:span><text:span text:style-name="T43">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3">отделни</text:span><office:annotation-end office:name="__Fieldmark__5884_826624822"/><text:span text:style-name="T43"> набора параметри: на водния стълб, на седиментите и на тежките метали в седиментите. <text:s/></text:span></text:p>
      <text:list xml:id="list165542531917540" text:continue-list="list165543210342820" text:style-name="Thesis_5f_numbering">
        <text:list-item>
          <text:list>
            <text:list-item>
              <text:list>
                <text:list-item>
                  <text:list>
                    <text:list-item>
                      <text:p text:style-name="Thesis_5f_Heading3"><text:span text:style-name="T301">Б</text:span><text:span text:style-name="T300">иотични индекси за оценка на </text:span><text:span text:style-name="T302">екологичното </text:span><text:span text:style-name="T300">състояние </text:span><text:span text:style-name="T302">на съобществата</text:span></text:p>
                    </text:list-item>
                  </text:list>
                </text:list-item>
              </text:list>
            </text:list-item>
          </text:list>
        </text:list-item>
      </text:list>
      <text:p text:style-name="P5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303">и съответно могат да служат за първоначална индикация за влошаване на екологичното състояние на съобществата</text:span>. <text:span text:style-name="T303">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5"><text:span text:style-name="T68">В рамките на настоящата дисертация са приложени няколко различни биотични индекси, </text:span><text:span text:style-name="T87">разработени за целите на директивите на ЕС, </text:span><text:span text:style-name="T88">чиято цел е да дадат числена оценка на състоянието на съобществата, както и на тенденциите в него. </text:span></text:p>
      <text:p text:style-name="P56"><text:span text:style-name="T88">Беше </text:span><text:span text:style-name="T68">провер</text:span><text:span text:style-name="T88">ена</text:span><text:span text:style-name="T68"> чувствителност</text:span><text:span text:style-name="T88">та на избраните индекси</text:span><text:span text:style-name="T68"> към промените в състава и структурата на зообентосните съобщества, изложени на антропогенно въздействие, в плитката крайбрежна зона </text:span><text:span text:style-name="T88">на българското Черно море</text:span><text:span text:style-name="T68">. </text:span><text:span text:style-name="T73">Сравнено</text:span><text:span text:style-name="T68"> </text:span><text:span text:style-name="T88">беше</text:span><text:span text:style-name="T68"> </text:span><text:soft-page-break/><text:span text:style-name="T68">функционирането на методите от националния екологичен мониторинг </text:span><text:span text:style-name="T73">(H', AMBI и M-AMBI)</text:span><text:span text:style-name="T68">, както и това на индекс, разработен и прилаган в </text:span><text:span text:style-name="T89">източната част на </text:span><text:span text:style-name="T68">Средиземно море. </text:span></text:p>
      <text:p text:style-name="P56"><text:span text:style-name="T69">По-долу са </text:span><text:span text:style-name="T74">накратко са </text:span><text:span text:style-name="T69">описани особеностите на </text:span><text:span text:style-name="T71">сравн</text:span><text:span text:style-name="T72">ява</text:span><text:span text:style-name="T71">ните</text:span><text:span text:style-name="T70"> </text:span><text:span text:style-name="T69">биотични индекси.</text:span></text:p>
      <text:p text:style-name="P39"/>
      <text:p text:style-name="P6">Индекс на Shannon-Wiener H'</text:p>
      <text:p text:style-name="P57"><text:span text:style-name="T256">Характеристиките на H' са описани подробно в т. </text:span><text:span text:style-name="T256"><text:bookmark-ref text:reference-format="number" text:ref-name="__RefHeading__13188_1543247252">1.1.3.1</text:bookmark-ref></text:span><text:span text:style-name="T256">. </text:span>H’ <text:span text:style-name="T308">е един от най-широко прилаганите индекси, който се използва и </text:span><text:span text:style-name="T198">като индикатор за промяна в съобществата, подложени на антропогенен или естествен натиск. </text:span><text:span text:style-name="T256">Въпреки това, свойствата на този индекс, споменати по-горе, затрудняват употребата и интерпретацията му. </text:span><text:span text:style-name="T43">Редица изследвания показват, че H' не реагира монотонно на промени </text:span><text:span text:style-name="T90">в съобществата, подложени на въздействие </text:span><text:span text:style-name="T43">— стойностите му </text:span><text:span text:style-name="T198">имат тенденция да </text:span><text:span text:style-name="T4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3">. </text:span></text:p>
      <text:p text:style-name="P57"><office:annotation office:name="__Fieldmark__13925_1543247252"><dc:creator>K </dc:creator><dc:date>2016-08-08T16:52:01</dc:date><text:list text:continue-numbering="true" text:style-name=""><text:list-item><text:p>може би не в м&amp;м...</text:p></text:list-item></text:list></office:annotation><text:span text:style-name="T92">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91">При прилагането на този индекс е добре да се </text:span><text:span text:style-name="T93">имат предвид неговите особености, а най-добре е да се използва в комбинация с други индекси.</text:span><text:span text:style-name="T91"> </text:span><text:span text:style-name="T75"><text:s/></text:span><office:annotation-end office:name="__Fieldmark__13925_1543247252"/></text:p>
      <text:p text:style-name="P40"/>
      <text:p text:style-name="P4"><text:span text:style-name="T69">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69">(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304">макро</text:span>зообентосните видове в 5 групи по чувствителност: </text:p>
      <text:list xml:id="list714367055144611630" text:style-name="L20">
        <text:list-item>
          <text:p text:style-name="P76">група I – <text:span text:style-name="T178">силно чувствителни видове, присъстващи и доминиращи в съобществата при нормални и референтни условия.</text:span></text:p>
        </text:list-item>
        <text:list-item>
          <text:p text:style-name="P76">група II – <text:span text:style-name="T178">безразлични видове, които присъстват в съобществата винаги, но с малка численост.</text:span></text:p>
        </text:list-item>
        <text:list-item>
          <text:p text:style-name="P76">група III – <text:span text:style-name="T178">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6">група IV – <text:span text:style-name="T178">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76"><text:soft-page-break/>група V – <text:span text:style-name="T17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177">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77">(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77">.</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05">възникне при</text:span> класификацията на видовете в екологичните групи <text:span text:style-name="T306">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179">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79">(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30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0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07">.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81">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oft-page-break/><text:span text:style-name="T189">M-AMBI </text:span><text:span text:style-name="T149">(multivariate AMBI)</text:span><text:span text:style-name="T189">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189">(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8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64">от Европейския Съюз</text:span>. <text:span text:style-name="T183">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457_446729618" field:type=""/><text:span text:style-name="T183">гранични стойности</text:span><field:fieldmark-end/><text:span text:style-name="T183"><office:annotation office:name="__Fieldmark__24304_119404090"><dc:creator>K </dc:creator><dc:date>2015-12-14T17:22:52</dc:date><text:p text:style-name="P80"><text:span text:style-name="T316">старите стойности – за сравнение с оценките на БД?</text:span></text:p></office:annotation></text:span><text:span text:style-name="T183">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82">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84">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84">(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84">; </text:span><office:annotation office:name="__Fieldmark__14038_1543247252"><dc:creator>K </dc:creator><dc:date>2016-08-08T16:54:35</dc:date><text:list text:style-name=""><text:list-item><text:p>без MEDOCC!</text:p></text:list-item></text:list></office:annotation><text:span text:style-name="T184">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84">(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84">;</text:span><office:annotation-end office:name="__Fieldmark__14038_1543247252"/><text:span text:style-name="T184">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84">(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oft-page-break/><text:span text:style-name="T309">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09">(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09">.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20H57M52S</meta:editing-duration>
    <meta:editing-cycles>513</meta:editing-cycles>
    <meta:generator>LibreOffice/4.2.8.2$Linux_X86_64 LibreOffice_project/420m0$Build-2</meta:generator>
    <meta:initial-creator>K </meta:initial-creator>
    <dc:date>2016-08-11T16:55:41.055527374</dc:date>
    <dc:creator>K </dc:creator>
    <meta:document-statistic meta:table-count="0" meta:image-count="0" meta:object-count="4" meta:page-count="25" meta:paragraph-count="134" meta:word-count="6706" meta:character-count="46627" meta:non-whitespace-character-count="39921"/>
    <meta:user-defined meta:name="ZOTERO_PREF_1">&lt;data data-version="3" zotero-version="4.0.29.10"&gt;&lt;session id="Px23Ta7F"/&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